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pected" table:style-name="ta1">
        <table:shapes>
          <draw:frame draw:z-index="0" draw:style-name="gr1" draw:text-style-name="P1" svg:width="912.1pt" svg:height="379.47pt" svg:x="269.49pt" svg:y="21.09pt">
            <draw:object draw:notify-on-update-of-ranges="expected.A3:expected.A10 expected.B3:expected.B10 expected.C3:expected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uby 2.6.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3.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2"/>
        </table:table-row>
      </table:table>
      <table:table table:name="enhanced_comparison" table:style-name="ta1"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delta positions</text:p>
          </table:table-cell>
        </table:table-row>
        <table:table-row table:style-name="ro1">
          <table:table-cell office:value-type="string" calcext:value-type="string">
            <text:p>java (fast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java (fast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c++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java (enum)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va (enum)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office:value-type="float" office:value="15" calcext:value-type="float">
            <text:p>15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java (graph)</text:p>
          </table:table-cell>
          <table:table-cell office:value-type="float" office:value="15" calcext:value-type="float">
            <text:p>1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8" calcext:value-type="float">
            <text:p>18</text:p>
          </table:table-cell>
          <table:table-cell office:value-type="float" office:value="12604" calcext:value-type="float">
            <text:p>12604</text:p>
          </table:table-cell>
          <table:table-cell/>
          <table:table-cell office:value-type="string" calcext:value-type="string">
            <text:p>java (set)</text:p>
          </table:table-cell>
          <table:table-cell office:value-type="float" office:value="20" calcext:value-type="float">
            <text:p>2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java (set)</text:p>
          </table:table-cell>
          <table:table-cell office:value-type="float" office:value="20" calcext:value-type="float">
            <text:p>20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crystal</text:p>
          </table:table-cell>
          <table:table-cell office:value-type="float" office:value="34" calcext:value-type="float">
            <text:p>34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34" calcext:value-type="float">
            <text:p>34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string" calcext:value-type="string">
            <text:p>c# (set)</text:p>
          </table:table-cell>
          <table:table-cell office:value-type="float" office:value="36" calcext:value-type="float">
            <text:p>36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c# (set)</text:p>
          </table:table-cell>
          <table:table-cell office:value-type="float" office:value="36" calcext:value-type="float">
            <text:p>36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string" calcext:value-type="string">
            <text:p>c# (linq)</text:p>
          </table:table-cell>
          <table:table-cell office:value-type="float" office:value="40" calcext:value-type="float">
            <text:p>40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office:value-type="float" office:value="40" calcext:value-type="float">
            <text:p>40</text:p>
          </table:table-cell>
          <table:table-cell office:value-type="float" office:value="3302" calcext:value-type="float">
            <text:p>3302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50" calcext:value-type="float">
            <text:p>50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0" calcext:value-type="float">
            <text:p>50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string" calcext:value-type="string">
            <text:p>java (stream)</text:p>
          </table:table-cell>
          <table:table-cell office:value-type="float" office:value="106" calcext:value-type="float">
            <text:p>106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+5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65" calcext:value-type="float">
            <text:p>65</text:p>
          </table:table-cell>
          <table:table-cell office:value-type="float" office:value="7276" calcext:value-type="float">
            <text:p>7276</text:p>
          </table:table-cell>
          <table:table-cell/>
          <table:table-cell office:value-type="string" calcext:value-type="string">
            <text:p>Ruby (truffle)</text:p>
          </table:table-cell>
          <table:table-cell office:value-type="float" office:value="204" calcext:value-type="float">
            <text:p>204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+7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office:value-type="float" office:value="65" calcext:value-type="float">
            <text:p>65</text:p>
          </table:table-cell>
          <table:table-cell office:value-type="float" office:value="7954" calcext:value-type="float">
            <text:p>7954</text:p>
          </table:table-cell>
          <table:table-cell/>
          <table:table-cell office:value-type="string" calcext:value-type="string">
            <text:p>Typescript</text:p>
          </table:table-cell>
          <table:table-cell office:value-type="float" office:value="65" calcext:value-type="float">
            <text:p>6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-1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75" calcext:value-type="float">
            <text:p>75</text:p>
          </table:table-cell>
          <table:table-cell office:value-type="float" office:value="7692" calcext:value-type="float">
            <text:p>7692</text:p>
          </table:table-cell>
          <table:table-cell/>
          <table:table-cell office:value-type="string" calcext:value-type="string">
            <text:p>rust</text:p>
          </table:table-cell>
          <table:table-cell office:value-type="float" office:value="75" calcext:value-type="float">
            <text:p>75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office:value-type="float" office:value="95" calcext:value-type="float">
            <text:p>95</text:p>
          </table:table-cell>
          <table:table-cell office:value-type="float" office:value="8517" calcext:value-type="float">
            <text:p>8517</text:p>
          </table:table-cell>
          <table:table-cell/>
          <table:table-cell office:value-type="string" calcext:value-type="string">
            <text:p>java (jdk8)</text:p>
          </table:table-cell>
          <table:table-cell office:value-type="float" office:value="65" calcext:value-type="float">
            <text:p>65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-2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office:value-type="float" office:value="106" calcext:value-type="float">
            <text:p>106</text:p>
          </table:table-cell>
          <table:table-cell office:value-type="float" office:value="4042" calcext:value-type="float">
            <text:p>4042</text:p>
          </table:table-cell>
          <table:table-cell/>
          <table:table-cell office:value-type="string" calcext:value-type="string">
            <text:p>c# (dot net 5 preview)</text:p>
          </table:table-cell>
          <table:table-cell office:value-type="float" office:value="95" calcext:value-type="float">
            <text:p>95</text:p>
          </table:table-cell>
          <table:table-cell office:value-type="float" office:value="8517" calcext:value-type="float">
            <text:p>8517</text:p>
          </table:table-cell>
          <table:table-cell office:value-type="string" calcext:value-type="string">
            <text:p>-1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office:value-type="float" office:value="142" calcext:value-type="float">
            <text:p>142</text:p>
          </table:table-cell>
          <table:table-cell office:value-type="float" office:value="9349" calcext:value-type="float">
            <text:p>9349</text:p>
          </table:table-cell>
          <table:table-cell/>
          <table:table-cell office:value-type="string" calcext:value-type="string">
            <text:p>jruby (jdk8)</text:p>
          </table:table-cell>
          <table:table-cell office:value-type="float" office:value="142" calcext:value-type="float">
            <text:p>142</text:p>
          </table:table-cell>
          <table:table-cell office:value-type="float" office:value="9349" calcext:value-type="float">
            <text:p>9349</text:p>
          </table:table-cell>
          <table:table-cell office:value-type="string" calcext:value-type="string">
            <text:p>+0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office:value-type="float" office:value="184" calcext:value-type="float">
            <text:p>184</text:p>
          </table:table-cell>
          <table:table-cell office:value-type="float" office:value="17857" calcext:value-type="float">
            <text:p>17857</text:p>
          </table:table-cell>
          <table:table-cell/>
          <table:table-cell office:value-type="string" calcext:value-type="string">
            <text:p>scala</text:p>
          </table:table-cell>
          <table:table-cell office:value-type="float" office:value="18" calcext:value-type="float">
            <text:p>18</text:p>
          </table:table-cell>
          <table:table-cell office:value-type="float" office:value="12604" calcext:value-type="float">
            <text:p>12604</text:p>
          </table:table-cell>
          <table:table-cell office:value-type="string" calcext:value-type="string">
            <text:p>-12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office:value-type="float" office:value="204" calcext:value-type="float">
            <text:p>204</text:p>
          </table:table-cell>
          <table:table-cell office:value-type="float" office:value="6932" calcext:value-type="float">
            <text:p>6932</text:p>
          </table:table-cell>
          <table:table-cell/>
          <table:table-cell office:value-type="string" calcext:value-type="string">
            <text:p>elixir</text:p>
          </table:table-cell>
          <table:table-cell office:value-type="float" office:value="218" calcext:value-type="float">
            <text:p>218</text:p>
          </table:table-cell>
          <table:table-cell office:value-type="float" office:value="15110" calcext:value-type="float">
            <text:p>15110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18" calcext:value-type="float">
            <text:p>218</text:p>
          </table:table-cell>
          <table:table-cell office:value-type="float" office:value="15110" calcext:value-type="float">
            <text:p>15110</text:p>
          </table:table-cell>
          <table:table-cell/>
          <table:table-cell office:value-type="string" calcext:value-type="string">
            <text:p>cruby</text:p>
          </table:table-cell>
          <table:table-cell office:value-type="float" office:value="235" calcext:value-type="float">
            <text:p>235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office:value-type="float" office:value="235" calcext:value-type="float">
            <text:p>235</text:p>
          </table:table-cell>
          <table:table-cell office:value-type="float" office:value="16954" calcext:value-type="float">
            <text:p>16954</text:p>
          </table:table-cell>
          <table:table-cell/>
          <table:table-cell office:value-type="string" calcext:value-type="string">
            <text:p>truffle python</text:p>
          </table:table-cell>
          <table:table-cell office:value-type="float" office:value="184" calcext:value-type="float">
            <text:p>184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-3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office:value-type="float" office:value="247" calcext:value-type="float">
            <text:p>247</text:p>
          </table:table-cell>
          <table:table-cell office:value-type="float" office:value="23224" calcext:value-type="float">
            <text:p>23224</text:p>
          </table:table-cell>
          <table:table-cell/>
          <table:table-cell office:value-type="string" calcext:value-type="string">
            <text:p>haskell</text:p>
          </table:table-cell>
          <table:table-cell office:value-type="float" office:value="250" calcext:value-type="float">
            <text:p>250</text:p>
          </table:table-cell>
          <table:table-cell office:value-type="float" office:value="19150" calcext:value-type="float">
            <text:p>19150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250" calcext:value-type="float">
            <text:p>250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erlang</text:p>
          </table:table-cell>
          <table:table-cell office:value-type="float" office:value="302" calcext:value-type="float">
            <text:p>302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302" calcext:value-type="float">
            <text:p>302</text:p>
          </table:table-cell>
          <table:table-cell office:value-type="float" office:value="19154" calcext:value-type="float">
            <text:p>19154</text:p>
          </table:table-cell>
          <table:table-cell/>
          <table:table-cell office:value-type="string" calcext:value-type="string">
            <text:p>python2</text:p>
          </table:table-cell>
          <table:table-cell office:value-type="float" office:value="247" calcext:value-type="float">
            <text:p>247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-2</text:p>
          </table:table-cell>
        </table:table-row>
      </table:table>
      <table:table table:name="jdk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Zulu-jdk8</text:p>
          </table:table-cell>
          <table:table-cell office:value-type="string" calcext:value-type="string">
            <text:p>Adopt-jdk8</text:p>
          </table:table-cell>
          <table:table-cell office:value-type="string" calcext:value-type="string">
            <text:p>j9-jdk8</text:p>
          </table:table-cell>
          <table:table-cell office:value-type="string" calcext:value-type="string">
            <text:p>Graalvm-20</text:p>
          </table:table-cell>
          <table:table-cell office:value-type="string" calcext:value-type="string">
            <text:p>Zulu-jdk-13</text:p>
          </table:table-cell>
          <table:table-cell office:value-type="string" calcext:value-type="string">
            <text:p>Adopt-jdk14</text:p>
          </table:table-cell>
          <table:table-cell office:value-type="string" calcext:value-type="string">
            <text:p>j9-jdk14</text:p>
          </table:table-cell>
        </table:table-row>
        <table:table-row table:style-name="ro1">
          <table:table-cell office:value-type="string" calcext:value-type="string">
            <text:p>java fast 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 graph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ava stream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java fast <text:s/>(ri)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ava graph (ri)</text:p>
          </table:table-cell>
          <table:table-cell office:value-type="float" office:value="1110" calcext:value-type="float">
            <text:p>1110</text:p>
          </table:table-cell>
          <table:table-cell office:value-type="float" office:value="1069" calcext:value-type="float">
            <text:p>1069</text:p>
          </table:table-cell>
          <table:table-cell office:value-type="float" office:value="1474" calcext:value-type="float">
            <text:p>1474</text:p>
          </table:table-cell>
          <table:table-cell office:value-type="float" office:value="1355" calcext:value-type="float">
            <text:p>1355</text:p>
          </table:table-cell>
          <table:table-cell office:value-type="float" office:value="1135" calcext:value-type="float">
            <text:p>1135</text:p>
          </table:table-cell>
          <table:table-cell office:value-type="float" office:value="1340" calcext:value-type="float">
            <text:p>134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java stream (ri)</text:p>
          </table:table-cell>
          <table:table-cell office:value-type="float" office:value="5086" calcext:value-type="float">
            <text:p>5086</text:p>
          </table:table-cell>
          <table:table-cell office:value-type="float" office:value="4995" calcext:value-type="float">
            <text:p>4995</text:p>
          </table:table-cell>
          <table:table-cell office:value-type="float" office:value="6449" calcext:value-type="float">
            <text:p>6449</text:p>
          </table:table-cell>
          <table:table-cell office:value-type="float" office:value="4007" calcext:value-type="float">
            <text:p>4007</text:p>
          </table:table-cell>
          <table:table-cell office:value-type="float" office:value="5457" calcext:value-type="float">
            <text:p>5457</text:p>
          </table:table-cell>
          <table:table-cell office:value-type="float" office:value="5476" calcext:value-type="float">
            <text:p>5476</text:p>
          </table:table-cell>
          <table:table-cell office:value-type="float" office:value="5615" calcext:value-type="float">
            <text:p>5615</text:p>
          </table:table-cell>
        </table:table-row>
      </table:table>
      <table:table table:name="clean" table:style-name="ta1">
        <table:shapes>
          <draw:frame draw:z-index="0" draw:style-name="gr1" draw:text-style-name="P1" svg:width="1044.43pt" svg:height="509.07pt" svg:x="428.97pt" svg:y="1.53pt">
            <draw:object draw:notify-on-update-of-ranges="clean.A2:clean.A18 clean.B2:clean.B18 clean.A2:clean.A18 clean.E2:clean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c (raw)</text:p>
          </table:table-cell>
        </table:table-row>
        <table:table-row table:style-name="ro1">
          <table:table-cell office:value-type="string" calcext:value-type="string">
            <text:p>java (fast)</text:p>
          </table:table-cell>
          <table:table-cell table:formula="of:=VLOOKUP([.A2];[$'takeshi-all'.A$2:.F$24];2;0)" office:value-type="float" office:value="4" calcext:value-type="float">
            <text:p>4</text:p>
          </table:table-cell>
          <table:table-cell table:formula="of:=VLOOKUP([.$A$2];[$'takeshi-all'.$A$2:.$F$24];3;0)" office:value-type="float" office:value="181" calcext:value-type="float">
            <text:p>181</text:p>
          </table:table-cell>
          <table:table-cell table:formula="of:=VLOOKUP([.$A2];[$'takeshi-all'.$A$2:.$F$24];4;0)" office:value-type="float" office:value="136" calcext:value-type="float">
            <text:p>136</text:p>
          </table:table-cell>
          <table:table-cell table:formula="of:=VLOOKUP([.$A2];[$'takeshi-all'.$A$2:.$F$24];5;0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VLOOKUP([.A3];[$'takeshi-all'.A$2:.F$24];2;0)" office:value-type="float" office:value="4" calcext:value-type="float">
            <text:p>4</text:p>
          </table:table-cell>
          <table:table-cell table:formula="of:=VLOOKUP([.A3];[$'takeshi-all'.A$2:.F$24];3;0)" office:value-type="float" office:value="319" calcext:value-type="float">
            <text:p>319</text:p>
          </table:table-cell>
          <table:table-cell table:formula="of:=VLOOKUP([.$A3];[$'takeshi-all'.$A$2:.$F$24];4;0)" office:value-type="float" office:value="149" calcext:value-type="float">
            <text:p>149</text:p>
          </table:table-cell>
          <table:table-cell table:formula="of:=VLOOKUP([.$A3];[$'takeshi-all'.$A$2:.$F$24];5;0)" office:value-type="float" office:value="1.8625" calcext:value-type="float">
            <text:p>1.8625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table:formula="of:=VLOOKUP([.A4];[$'takeshi-all'.A$2:.F$24];2;0)" office:value-type="float" office:value="15" calcext:value-type="float">
            <text:p>15</text:p>
          </table:table-cell>
          <table:table-cell table:formula="of:=VLOOKUP([.A4];[$'takeshi-all'.A$2:.F$24];3;0)" office:value-type="float" office:value="1078" calcext:value-type="float">
            <text:p>1078</text:p>
          </table:table-cell>
          <table:table-cell table:formula="of:=VLOOKUP([.$A4];[$'takeshi-all'.$A$2:.$F$24];4;0)" office:value-type="float" office:value="125" calcext:value-type="float">
            <text:p>125</text:p>
          </table:table-cell>
          <table:table-cell table:formula="of:=VLOOKUP([.$A4];[$'takeshi-all'.$A$2:.$F$24];5;0)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VLOOKUP([.A5];[$'takeshi-all'.A$2:.F$24];2;0)" office:value-type="float" office:value="34" calcext:value-type="float">
            <text:p>34</text:p>
          </table:table-cell>
          <table:table-cell table:formula="of:=VLOOKUP([.A5];[$'takeshi-all'.A$2:.F$24];3;0)" office:value-type="float" office:value="2382" calcext:value-type="float">
            <text:p>2382</text:p>
          </table:table-cell>
          <table:table-cell table:formula="of:=VLOOKUP([.$A5];[$'takeshi-all'.$A$2:.$F$24];4;0)" office:value-type="float" office:value="99" calcext:value-type="float">
            <text:p>99</text:p>
          </table:table-cell>
          <table:table-cell table:formula="of:=VLOOKUP([.$A5];[$'takeshi-all'.$A$2:.$F$24];5;0)" office:value-type="float" office:value="1.2375" calcext:value-type="float">
            <text:p>1.2375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table:formula="of:=VLOOKUP([.A6];[$'takeshi-all'.A$2:.F$24];2;0)" office:value-type="float" office:value="40" calcext:value-type="float">
            <text:p>40</text:p>
          </table:table-cell>
          <table:table-cell table:formula="of:=VLOOKUP([.A6];[$'takeshi-all'.A$2:.F$24];3;0)" office:value-type="float" office:value="3302" calcext:value-type="float">
            <text:p>3302</text:p>
          </table:table-cell>
          <table:table-cell table:formula="of:=VLOOKUP([.$A6];[$'takeshi-all'.$A$2:.$F$24];4;0)" office:value-type="float" office:value="91" calcext:value-type="float">
            <text:p>91</text:p>
          </table:table-cell>
          <table:table-cell table:formula="of:=VLOOKUP([.$A6];[$'takeshi-all'.$A$2:.$F$24];5;0)" office:value-type="float" office:value="1.1375" calcext:value-type="float">
            <text:p>1.137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VLOOKUP([.A7];[$'takeshi-all'.A$2:.F$24];2;0)" office:value-type="float" office:value="50" calcext:value-type="float">
            <text:p>50</text:p>
          </table:table-cell>
          <table:table-cell table:formula="of:=VLOOKUP([.A7];[$'takeshi-all'.A$2:.F$24];3;0)" office:value-type="float" office:value="3688" calcext:value-type="float">
            <text:p>3688</text:p>
          </table:table-cell>
          <table:table-cell table:formula="of:=VLOOKUP([.$A7];[$'takeshi-all'.$A$2:.$F$24];4;0)" office:value-type="float" office:value="93" calcext:value-type="float">
            <text:p>93</text:p>
          </table:table-cell>
          <table:table-cell table:formula="of:=VLOOKUP([.$A7];[$'takeshi-all'.$A$2:.$F$24];5;0)" office:value-type="float" office:value="1.1625" calcext:value-type="float">
            <text:p>1.1625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table:formula="of:=VLOOKUP([.A8];[$'takeshi-all'.A$2:.F$24];2;0)" office:value-type="float" office:value="204" calcext:value-type="float">
            <text:p>204</text:p>
          </table:table-cell>
          <table:table-cell table:formula="of:=VLOOKUP([.A8];[$'takeshi-all'.A$2:.F$24];3;0)" office:value-type="float" office:value="6932" calcext:value-type="float">
            <text:p>6932</text:p>
          </table:table-cell>
          <table:table-cell table:formula="of:=VLOOKUP([.$A8];[$'takeshi-all'.$A$2:.$F$24];4;0)" office:value-type="float" office:value="93" calcext:value-type="float">
            <text:p>93</text:p>
          </table:table-cell>
          <table:table-cell table:formula="of:=VLOOKUP([.$A8];[$'takeshi-all'.$A$2:.$F$24];5;0)" office:value-type="float" office:value="1.1625" calcext:value-type="float">
            <text:p>1.1625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VLOOKUP([.A9];[$'takeshi-all'.A$2:.F$24];2;0)" office:value-type="float" office:value="65" calcext:value-type="float">
            <text:p>65</text:p>
          </table:table-cell>
          <table:table-cell table:formula="of:=VLOOKUP([.A9];[$'takeshi-all'.A$2:.F$24];3;0)" office:value-type="float" office:value="7276" calcext:value-type="float">
            <text:p>7276</text:p>
          </table:table-cell>
          <table:table-cell table:formula="of:=VLOOKUP([.$A9];[$'takeshi-all'.$A$2:.$F$24];4;0)" office:value-type="float" office:value="96" calcext:value-type="float">
            <text:p>96</text:p>
          </table:table-cell>
          <table:table-cell table:formula="of:=VLOOKUP([.$A9];[$'takeshi-all'.$A$2:.$F$24];5;0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formula="of:=VLOOKUP([.A10];[$'takeshi-all'.A$2:.F$24];2;0)" office:value-type="float" office:value="75" calcext:value-type="float">
            <text:p>75</text:p>
          </table:table-cell>
          <table:table-cell table:formula="of:=VLOOKUP([.A10];[$'takeshi-all'.A$2:.F$24];3;0)" office:value-type="float" office:value="7692" calcext:value-type="float">
            <text:p>7692</text:p>
          </table:table-cell>
          <table:table-cell table:formula="of:=VLOOKUP([.$A10];[$'takeshi-all'.$A$2:.$F$24];4;0)" office:value-type="float" office:value="102" calcext:value-type="float">
            <text:p>102</text:p>
          </table:table-cell>
          <table:table-cell table:formula="of:=VLOOKUP([.$A10];[$'takeshi-all'.$A$2:.$F$24];5;0)" office:value-type="float" office:value="1.275" calcext:value-type="float">
            <text:p>1.275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table:formula="of:=VLOOKUP([.A11];[$'takeshi-all'.A$2:.F$24];2;0)" office:value-type="float" office:value="95" calcext:value-type="float">
            <text:p>95</text:p>
          </table:table-cell>
          <table:table-cell table:formula="of:=VLOOKUP([.A11];[$'takeshi-all'.A$2:.F$24];3;0)" office:value-type="float" office:value="8517" calcext:value-type="float">
            <text:p>8517</text:p>
          </table:table-cell>
          <table:table-cell table:formula="of:=VLOOKUP([.$A11];[$'takeshi-all'.$A$2:.$F$24];4;0)" office:value-type="float" office:value="90" calcext:value-type="float">
            <text:p>90</text:p>
          </table:table-cell>
          <table:table-cell table:formula="of:=VLOOKUP([.$A11];[$'takeshi-all'.$A$2:.$F$24];5;0)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table:formula="of:=VLOOKUP([.A12];[$'takeshi-all'.A$2:.F$24];2;0)" office:value-type="float" office:value="142" calcext:value-type="float">
            <text:p>142</text:p>
          </table:table-cell>
          <table:table-cell table:formula="of:=VLOOKUP([.A12];[$'takeshi-all'.A$2:.F$24];3;0)" office:value-type="float" office:value="9349" calcext:value-type="float">
            <text:p>9349</text:p>
          </table:table-cell>
          <table:table-cell table:formula="of:=VLOOKUP([.$A12];[$'takeshi-all'.$A$2:.$F$24];4;0)" office:value-type="float" office:value="93" calcext:value-type="float">
            <text:p>93</text:p>
          </table:table-cell>
          <table:table-cell table:formula="of:=VLOOKUP([.$A12];[$'takeshi-all'.$A$2:.$F$24];5;0)" office:value-type="float" office:value="1.1625" calcext:value-type="float">
            <text:p>1.1625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formula="of:=VLOOKUP([.A13];[$'takeshi-all'.A$2:.F$24];2;0)" office:value-type="float" office:value="18" calcext:value-type="float">
            <text:p>18</text:p>
          </table:table-cell>
          <table:table-cell table:formula="of:=VLOOKUP([.A13];[$'takeshi-all'.A$2:.F$24];3;0)" office:value-type="float" office:value="12604" calcext:value-type="float">
            <text:p>12604</text:p>
          </table:table-cell>
          <table:table-cell table:formula="of:=VLOOKUP([.$A13];[$'takeshi-all'.$A$2:.$F$24];4;0)" office:value-type="float" office:value="80" calcext:value-type="float">
            <text:p>80</text:p>
          </table:table-cell>
          <table:table-cell table:formula="of:=VLOOKUP([.$A13];[$'takeshi-all'.$A$2:.$F$24];5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VLOOKUP([.A14];[$'takeshi-all'.A$2:.F$24];2;0)" office:value-type="float" office:value="218" calcext:value-type="float">
            <text:p>218</text:p>
          </table:table-cell>
          <table:table-cell table:formula="of:=VLOOKUP([.A14];[$'takeshi-all'.A$2:.F$24];3;0)" office:value-type="float" office:value="15110" calcext:value-type="float">
            <text:p>15110</text:p>
          </table:table-cell>
          <table:table-cell table:formula="of:=VLOOKUP([.$A14];[$'takeshi-all'.$A$2:.$F$24];4;0)" office:value-type="float" office:value="95" calcext:value-type="float">
            <text:p>95</text:p>
          </table:table-cell>
          <table:table-cell table:formula="of:=VLOOKUP([.$A14];[$'takeshi-all'.$A$2:.$F$24];5;0)" office:value-type="float" office:value="1.1875" calcext:value-type="float">
            <text:p>1.1875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table:formula="of:=VLOOKUP([.A15];[$'takeshi-all'.A$2:.F$24];2;0)" office:value-type="float" office:value="184" calcext:value-type="float">
            <text:p>184</text:p>
          </table:table-cell>
          <table:table-cell table:formula="of:=VLOOKUP([.A15];[$'takeshi-all'.A$2:.F$24];3;0)" office:value-type="float" office:value="17857" calcext:value-type="float">
            <text:p>17857</text:p>
          </table:table-cell>
          <table:table-cell table:formula="of:=VLOOKUP([.$A15];[$'takeshi-all'.$A$2:.$F$24];4;0)" office:value-type="float" office:value="82" calcext:value-type="float">
            <text:p>82</text:p>
          </table:table-cell>
          <table:table-cell table:formula="of:=VLOOKUP([.$A15];[$'takeshi-all'.$A$2:.$F$24];5;0)" office:value-type="float" office:value="1.025" calcext:value-type="float">
            <text:p>1.025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VLOOKUP([.A16];[$'takeshi-all'.A$2:.F$24];2;0)" office:value-type="float" office:value="250" calcext:value-type="float">
            <text:p>250</text:p>
          </table:table-cell>
          <table:table-cell table:formula="of:=VLOOKUP([.A16];[$'takeshi-all'.A$2:.F$24];3;0)" office:value-type="float" office:value="19150" calcext:value-type="float">
            <text:p>19150</text:p>
          </table:table-cell>
          <table:table-cell table:formula="of:=VLOOKUP([.$A16];[$'takeshi-all'.$A$2:.$F$24];4;0)" office:value-type="float" office:value="90" calcext:value-type="float">
            <text:p>90</text:p>
          </table:table-cell>
          <table:table-cell table:formula="of:=VLOOKUP([.$A16];[$'takeshi-all'.$A$2:.$F$24];5;0)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formula="of:=VLOOKUP([.A17];[$'takeshi-all'.A$2:.F$24];2;0)" office:value-type="float" office:value="302" calcext:value-type="float">
            <text:p>302</text:p>
          </table:table-cell>
          <table:table-cell table:formula="of:=VLOOKUP([.A17];[$'takeshi-all'.A$2:.F$24];3;0)" office:value-type="float" office:value="19154" calcext:value-type="float">
            <text:p>19154</text:p>
          </table:table-cell>
          <table:table-cell table:formula="of:=VLOOKUP([.$A17];[$'takeshi-all'.$A$2:.$F$24];4;0)" office:value-type="float" office:value="91" calcext:value-type="float">
            <text:p>91</text:p>
          </table:table-cell>
          <table:table-cell table:formula="of:=VLOOKUP([.$A17];[$'takeshi-all'.$A$2:.$F$24];5;0)" office:value-type="float" office:value="1.1375" calcext:value-type="float">
            <text:p>1.1375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table:formula="of:=VLOOKUP([.A18];[$'takeshi-all'.A$2:.F$24];2;0)" office:value-type="float" office:value="247" calcext:value-type="float">
            <text:p>247</text:p>
          </table:table-cell>
          <table:table-cell table:formula="of:=VLOOKUP([.A18];[$'takeshi-all'.A$2:.F$24];3;0)" office:value-type="float" office:value="23224" calcext:value-type="float">
            <text:p>23224</text:p>
          </table:table-cell>
          <table:table-cell table:formula="of:=VLOOKUP([.$A18];[$'takeshi-all'.$A$2:.$F$24];4;0)" office:value-type="float" office:value="82" calcext:value-type="float">
            <text:p>82</text:p>
          </table:table-cell>
          <table:table-cell table:formula="of:=VLOOKUP([.$A18];[$'takeshi-all'.$A$2:.$F$24];5;0)" office:value-type="float" office:value="1.025" calcext:value-type="float">
            <text:p>1.025</text:p>
          </table:table-cell>
        </table:table-row>
      </table:table>
      <table:table table:name="takeshi-all" table:style-name="ta1">
        <table:shapes>
          <draw:frame draw:z-index="0" draw:style-name="gr1" draw:text-style-name="P1" svg:width="1044.43pt" svg:height="509.07pt" svg:x="513.38pt" svg:y="15.85pt">
            <draw:object draw:notify-on-update-of-ranges="'takeshi-all'.A2:'takeshi-all'.A24 'takeshi-all'.B2:'takeshi-all'.B24 'takeshi-all'.E2:'takeshi-all'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table:style-name="Default" office:value-type="string" calcext:value-type="string">
            <text:p>Loc (raw)</text:p>
          </table:table-cell>
          <table:table-cell/>
        </table:table-row>
        <table:table-row table:style-name="ro1">
          <table:table-cell office:value-type="string" calcext:value-type="string">
            <text:p>java (fast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table:formula="of:=[.D2]/MIN([.$D$2:.$D$24])" office:value-type="float" office:value="1.7" calcext:value-type="float">
            <text:p>1.70</text:p>
          </table:table-cell>
          <table:table-cell table:formula="of:=[.B2]/MIN([.$B$2:.$B$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149" calcext:value-type="float">
            <text:p>149</text:p>
          </table:table-cell>
          <table:table-cell table:formula="of:=[.D3]/MIN([.$D$2:.$D$24])" office:value-type="float" office:value="1.8625" calcext:value-type="float">
            <text:p>1.86</text:p>
          </table:table-cell>
          <table:table-cell table:formula="of:=[.B3]/MIN([.$B$2:.$B$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 (enum)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171" calcext:value-type="float">
            <text:p>171</text:p>
          </table:table-cell>
          <table:table-cell table:formula="of:=[.D4]/MIN([.$D$2:.$D$24])" office:value-type="float" office:value="2.1375" calcext:value-type="float">
            <text:p>2.14</text:p>
          </table:table-cell>
          <table:table-cell table:formula="of:=[.B4]/MIN([.$B$2:.$B$24])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office:value-type="float" office:value="15" calcext:value-type="float">
            <text:p>15</text:p>
          </table:table-cell>
          <table:table-cell office:value-type="float" office:value="1078" calcext:value-type="float">
            <text:p>1078</text:p>
          </table:table-cell>
          <table:table-cell office:value-type="float" office:value="125" calcext:value-type="float">
            <text:p>125</text:p>
          </table:table-cell>
          <table:table-cell table:formula="of:=[.D5]/MIN([.$D$2:.$D$24])" office:value-type="float" office:value="1.5625" calcext:value-type="float">
            <text:p>1.56</text:p>
          </table:table-cell>
          <table:table-cell table:formula="of:=[.B5]/MIN([.$B$2:.$B$24]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java (set)</text:p>
          </table:table-cell>
          <table:table-cell office:value-type="float" office:value="20" calcext:value-type="float">
            <text:p>20</text:p>
          </table:table-cell>
          <table:table-cell office:value-type="float" office:value="1985" calcext:value-type="float">
            <text:p>1985</text:p>
          </table:table-cell>
          <table:table-cell office:value-type="float" office:value="103" calcext:value-type="float">
            <text:p>103</text:p>
          </table:table-cell>
          <table:table-cell table:formula="of:=[.D6]/MIN([.$D$2:.$D$24])" office:value-type="float" office:value="1.2875" calcext:value-type="float">
            <text:p>1.29</text:p>
          </table:table-cell>
          <table:table-cell table:formula="of:=[.B6]/MIN([.$B$2:.$B$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34" calcext:value-type="float">
            <text:p>34</text:p>
          </table:table-cell>
          <table:table-cell office:value-type="float" office:value="2382" calcext:value-type="float">
            <text:p>2382</text:p>
          </table:table-cell>
          <table:table-cell office:value-type="float" office:value="99" calcext:value-type="float">
            <text:p>99</text:p>
          </table:table-cell>
          <table:table-cell table:formula="of:=[.D7]/MIN([.$D$2:.$D$24])" office:value-type="float" office:value="1.2375" calcext:value-type="float">
            <text:p>1.24</text:p>
          </table:table-cell>
          <table:table-cell table:formula="of:=[.B7]/MIN([.$B$2:.$B$24])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c# (set)</text:p>
          </table:table-cell>
          <table:table-cell office:value-type="float" office:value="36" calcext:value-type="float">
            <text:p>36</text:p>
          </table:table-cell>
          <table:table-cell office:value-type="float" office:value="3157" calcext:value-type="float">
            <text:p>3157</text:p>
          </table:table-cell>
          <table:table-cell office:value-type="float" office:value="91" calcext:value-type="float">
            <text:p>91</text:p>
          </table:table-cell>
          <table:table-cell table:formula="of:=[.D8]/MIN([.$D$2:.$D$24])" office:value-type="float" office:value="1.1375" calcext:value-type="float">
            <text:p>1.14</text:p>
          </table:table-cell>
          <table:table-cell table:formula="of:=[.B8]/MIN([.$B$2:.$B$2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office:value-type="float" office:value="40" calcext:value-type="float">
            <text:p>40</text:p>
          </table:table-cell>
          <table:table-cell office:value-type="float" office:value="3302" calcext:value-type="float">
            <text:p>3302</text:p>
          </table:table-cell>
          <table:table-cell office:value-type="float" office:value="91" calcext:value-type="float">
            <text:p>91</text:p>
          </table:table-cell>
          <table:table-cell table:formula="of:=[.D9]/MIN([.$D$2:.$D$24])" office:value-type="float" office:value="1.1375" calcext:value-type="float">
            <text:p>1.14</text:p>
          </table:table-cell>
          <table:table-cell table:formula="of:=[.B9]/MIN([.$B$2:.$B$2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0" calcext:value-type="float">
            <text:p>50</text:p>
          </table:table-cell>
          <table:table-cell office:value-type="float" office:value="3688" calcext:value-type="float">
            <text:p>3688</text:p>
          </table:table-cell>
          <table:table-cell office:value-type="float" office:value="93" calcext:value-type="float">
            <text:p>93</text:p>
          </table:table-cell>
          <table:table-cell table:formula="of:=[.D10]/MIN([.$D$2:.$D$24])" office:value-type="float" office:value="1.1625" calcext:value-type="float">
            <text:p>1.16</text:p>
          </table:table-cell>
          <table:table-cell table:formula="of:=[.B10]/MIN([.$B$2:.$B$24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office:value-type="float" office:value="106" calcext:value-type="float">
            <text:p>106</text:p>
          </table:table-cell>
          <table:table-cell office:value-type="float" office:value="4042" calcext:value-type="float">
            <text:p>4042</text:p>
          </table:table-cell>
          <table:table-cell office:value-type="float" office:value="171" calcext:value-type="float">
            <text:p>171</text:p>
          </table:table-cell>
          <table:table-cell table:formula="of:=[.D11]/MIN([.$D$2:.$D$24])" office:value-type="float" office:value="2.1375" calcext:value-type="float">
            <text:p>2.14</text:p>
          </table:table-cell>
          <table:table-cell table:formula="of:=[.B11]/MIN([.$B$2:.$B$24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office:value-type="float" office:value="204" calcext:value-type="float">
            <text:p>204</text:p>
          </table:table-cell>
          <table:table-cell office:value-type="float" office:value="6932" calcext:value-type="float">
            <text:p>6932</text:p>
          </table:table-cell>
          <table:table-cell office:value-type="float" office:value="93" calcext:value-type="float">
            <text:p>93</text:p>
          </table:table-cell>
          <table:table-cell table:formula="of:=[.D12]/MIN([.$D$2:.$D$24])" office:value-type="float" office:value="1.1625" calcext:value-type="float">
            <text:p>1.16</text:p>
          </table:table-cell>
          <table:table-cell table:formula="of:=[.B12]/MIN([.$B$2:.$B$2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65" calcext:value-type="float">
            <text:p>65</text:p>
          </table:table-cell>
          <table:table-cell office:value-type="float" office:value="7276" calcext:value-type="float">
            <text:p>7276</text:p>
          </table:table-cell>
          <table:table-cell office:value-type="float" office:value="96" calcext:value-type="float">
            <text:p>96</text:p>
          </table:table-cell>
          <table:table-cell table:formula="of:=[.D13]/MIN([.$D$2:.$D$24])" office:value-type="float" office:value="1.2" calcext:value-type="float">
            <text:p>1.20</text:p>
          </table:table-cell>
          <table:table-cell table:formula="of:=[.B13]/MIN([.$B$2:.$B$24])" office:value-type="float" office:value="16.25" calcext:value-type="float">
            <text:p>16.2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75" calcext:value-type="float">
            <text:p>75</text:p>
          </table:table-cell>
          <table:table-cell office:value-type="float" office:value="7692" calcext:value-type="float">
            <text:p>7692</text:p>
          </table:table-cell>
          <table:table-cell office:value-type="float" office:value="102" calcext:value-type="float">
            <text:p>102</text:p>
          </table:table-cell>
          <table:table-cell table:formula="of:=[.D14]/MIN([.$D$2:.$D$24])" office:value-type="float" office:value="1.275" calcext:value-type="float">
            <text:p>1.28</text:p>
          </table:table-cell>
          <table:table-cell table:formula="of:=[.B14]/MIN([.$B$2:.$B$24])"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office:value-type="float" office:value="65" calcext:value-type="float">
            <text:p>65</text:p>
          </table:table-cell>
          <table:table-cell office:value-type="float" office:value="7954" calcext:value-type="float">
            <text:p>7954</text:p>
          </table:table-cell>
          <table:table-cell office:value-type="float" office:value="103" calcext:value-type="float">
            <text:p>103</text:p>
          </table:table-cell>
          <table:table-cell table:formula="of:=[.D15]/MIN([.$D$2:.$D$24])" office:value-type="float" office:value="1.2875" calcext:value-type="float">
            <text:p>1.29</text:p>
          </table:table-cell>
          <table:table-cell table:formula="of:=[.B15]/MIN([.$B$2:.$B$24])" office:value-type="float" office:value="16.25" calcext:value-type="float">
            <text:p>16.25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office:value-type="float" office:value="95" calcext:value-type="float">
            <text:p>95</text:p>
          </table:table-cell>
          <table:table-cell office:value-type="float" office:value="8517" calcext:value-type="float">
            <text:p>8517</text:p>
          </table:table-cell>
          <table:table-cell office:value-type="float" office:value="90" calcext:value-type="float">
            <text:p>90</text:p>
          </table:table-cell>
          <table:table-cell table:formula="of:=[.D16]/MIN([.$D$2:.$D$24])" office:value-type="float" office:value="1.125" calcext:value-type="float">
            <text:p>1.13</text:p>
          </table:table-cell>
          <table:table-cell table:formula="of:=[.B16]/MIN([.$B$2:.$B$24])"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office:value-type="float" office:value="142" calcext:value-type="float">
            <text:p>142</text:p>
          </table:table-cell>
          <table:table-cell office:value-type="float" office:value="9349" calcext:value-type="float">
            <text:p>9349</text:p>
          </table:table-cell>
          <table:table-cell office:value-type="float" office:value="93" calcext:value-type="float">
            <text:p>93</text:p>
          </table:table-cell>
          <table:table-cell table:formula="of:=[.D17]/MIN([.$D$2:.$D$24])" office:value-type="float" office:value="1.1625" calcext:value-type="float">
            <text:p>1.16</text:p>
          </table:table-cell>
          <table:table-cell table:formula="of:=[.B17]/MIN([.$B$2:.$B$24])"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8" calcext:value-type="float">
            <text:p>18</text:p>
          </table:table-cell>
          <table:table-cell office:value-type="float" office:value="12604" calcext:value-type="float">
            <text:p>12604</text:p>
          </table:table-cell>
          <table:table-cell office:value-type="float" office:value="80" calcext:value-type="float">
            <text:p>80</text:p>
          </table:table-cell>
          <table:table-cell table:formula="of:=[.D18]/MIN([.$D$2:.$D$24])" office:value-type="float" office:value="1" calcext:value-type="float">
            <text:p>1.00</text:p>
          </table:table-cell>
          <table:table-cell table:formula="of:=[.B18]/MIN([.$B$2:.$B$24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18" calcext:value-type="float">
            <text:p>218</text:p>
          </table:table-cell>
          <table:table-cell office:value-type="float" office:value="15110" calcext:value-type="float">
            <text:p>15110</text:p>
          </table:table-cell>
          <table:table-cell office:value-type="float" office:value="95" calcext:value-type="float">
            <text:p>95</text:p>
          </table:table-cell>
          <table:table-cell table:formula="of:=[.D19]/MIN([.$D$2:.$D$24])" office:value-type="float" office:value="1.1875" calcext:value-type="float">
            <text:p>1.19</text:p>
          </table:table-cell>
          <table:table-cell table:formula="of:=[.B19]/MIN([.$B$2:.$B$24])"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office:value-type="float" office:value="235" calcext:value-type="float">
            <text:p>235</text:p>
          </table:table-cell>
          <table:table-cell office:value-type="float" office:value="16954" calcext:value-type="float">
            <text:p>16954</text:p>
          </table:table-cell>
          <table:table-cell office:value-type="float" office:value="93" calcext:value-type="float">
            <text:p>93</text:p>
          </table:table-cell>
          <table:table-cell table:formula="of:=[.D20]/MIN([.$D$2:.$D$24])" office:value-type="float" office:value="1.1625" calcext:value-type="float">
            <text:p>1.16</text:p>
          </table:table-cell>
          <table:table-cell table:formula="of:=[.B20]/MIN([.$B$2:.$B$24])"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office:value-type="float" office:value="184" calcext:value-type="float">
            <text:p>184</text:p>
          </table:table-cell>
          <table:table-cell office:value-type="float" office:value="17857" calcext:value-type="float">
            <text:p>17857</text:p>
          </table:table-cell>
          <table:table-cell office:value-type="float" office:value="82" calcext:value-type="float">
            <text:p>82</text:p>
          </table:table-cell>
          <table:table-cell table:formula="of:=[.D21]/MIN([.$D$2:.$D$24])" office:value-type="float" office:value="1.025" calcext:value-type="float">
            <text:p>1.03</text:p>
          </table:table-cell>
          <table:table-cell table:formula="of:=[.B21]/MIN([.$B$2:.$B$2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250" calcext:value-type="float">
            <text:p>250</text:p>
          </table:table-cell>
          <table:table-cell office:value-type="float" office:value="19150" calcext:value-type="float">
            <text:p>19150</text:p>
          </table:table-cell>
          <table:table-cell office:value-type="float" office:value="90" calcext:value-type="float">
            <text:p>90</text:p>
          </table:table-cell>
          <table:table-cell table:formula="of:=[.D22]/MIN([.$D$2:.$D$24])" office:value-type="float" office:value="1.125" calcext:value-type="float">
            <text:p>1.13</text:p>
          </table:table-cell>
          <table:table-cell table:formula="of:=[.B22]/MIN([.$B$2:.$B$24])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302" calcext:value-type="float">
            <text:p>302</text:p>
          </table:table-cell>
          <table:table-cell office:value-type="float" office:value="19154" calcext:value-type="float">
            <text:p>19154</text:p>
          </table:table-cell>
          <table:table-cell office:value-type="float" office:value="91" calcext:value-type="float">
            <text:p>91</text:p>
          </table:table-cell>
          <table:table-cell table:formula="of:=[.D23]/MIN([.$D$2:.$D$24])" office:value-type="float" office:value="1.1375" calcext:value-type="float">
            <text:p>1.14</text:p>
          </table:table-cell>
          <table:table-cell table:formula="of:=[.B23]/MIN([.$B$2:.$B$24])"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office:value-type="float" office:value="247" calcext:value-type="float">
            <text:p>247</text:p>
          </table:table-cell>
          <table:table-cell office:value-type="float" office:value="23224" calcext:value-type="float">
            <text:p>23224</text:p>
          </table:table-cell>
          <table:table-cell office:value-type="float" office:value="82" calcext:value-type="float">
            <text:p>82</text:p>
          </table:table-cell>
          <table:table-cell table:formula="of:=[.D24]/MIN([.$D$2:.$D$24])" office:value-type="float" office:value="1.025" calcext:value-type="float">
            <text:p>1.03</text:p>
          </table:table-cell>
          <table:table-cell table:formula="of:=[.B24]/MIN([.$B$2:.$B$24])" office:value-type="float" office:value="61.75" calcext:value-type="float">
            <text:p>61.75</text:p>
          </table:table-cell>
        </table:table-row>
      </table:table>
      <table:table table:name="results-ref" table:style-name="ta1">
        <table:shapes>
          <draw:frame draw:z-index="0" draw:style-name="gr1" draw:text-style-name="P1" svg:width="1044.43pt" svg:height="509.07pt" svg:x="492.15pt" svg:y="18.09pt">
            <draw:object draw:notify-on-update-of-ranges="'results-ref'.A2:'results-ref'.A24 'results-ref'.B2:'results-ref'.B24 'results-ref'.A2:'results-ref'.A24 'results-ref'.E2:'results-ref'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c (raw)</text:p>
          </table:table-cell>
          <table:table-cell table:style-name="Default" office:value-type="string" calcext:value-type="string">
            <text:p>Loc (%)</text:p>
          </table:table-cell>
        </table:table-row>
        <table:table-row table:style-name="ro1">
          <table:table-cell office:value-type="string" calcext:value-type="string">
            <text:p>java (fast)</text:p>
          </table:table-cell>
          <table:table-cell table:formula="of:=VLOOKUP([.A2];[$'takeshi-all'.A$2:.F$24];2;0)" office:value-type="float" office:value="4" calcext:value-type="float">
            <text:p>4</text:p>
          </table:table-cell>
          <table:table-cell table:formula="of:=VLOOKUP([.$A$2];[$'takeshi-all'.$A$2:.$F$24];3;0)" office:value-type="float" office:value="181" calcext:value-type="float">
            <text:p>181</text:p>
          </table:table-cell>
          <table:table-cell table:formula="of:=VLOOKUP([.$A2];[$'takeshi-all'.$A$2:.$F$24];4;0)" office:value-type="float" office:value="136" calcext:value-type="float">
            <text:p>136</text:p>
          </table:table-cell>
          <table:table-cell table:formula="of:=VLOOKUP([.$A2];[$'takeshi-all'.$A$2:.$F$24];5;0)" office:value-type="float" office:value="1.7" calcext:value-type="float">
            <text:p>1.7</text:p>
          </table:table-cell>
          <table:table-cell table:formula="of:=[.E2]-1" office:value-type="percentage" office:value="0.7" calcext:value-type="percentage">
            <text:p>70.00%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VLOOKUP([.A3];[$'takeshi-all'.A$2:.F$24];2;0)" office:value-type="float" office:value="4" calcext:value-type="float">
            <text:p>4</text:p>
          </table:table-cell>
          <table:table-cell table:formula="of:=VLOOKUP([.A3];[$'takeshi-all'.A$2:.F$24];3;0)" office:value-type="float" office:value="319" calcext:value-type="float">
            <text:p>319</text:p>
          </table:table-cell>
          <table:table-cell table:formula="of:=VLOOKUP([.$A3];[$'takeshi-all'.$A$2:.$F$24];4;0)" office:value-type="float" office:value="149" calcext:value-type="float">
            <text:p>149</text:p>
          </table:table-cell>
          <table:table-cell table:formula="of:=VLOOKUP([.$A3];[$'takeshi-all'.$A$2:.$F$24];5;0)" office:value-type="float" office:value="1.8625" calcext:value-type="float">
            <text:p>1.8625</text:p>
          </table:table-cell>
          <table:table-cell table:formula="of:=[.E3]-1" office:value-type="percentage" office:value="0.8625" calcext:value-type="percentage">
            <text:p>86.25%</text:p>
          </table:table-cell>
        </table:table-row>
        <table:table-row table:style-name="ro1">
          <table:table-cell office:value-type="string" calcext:value-type="string">
            <text:p>java (enum)</text:p>
          </table:table-cell>
          <table:table-cell table:formula="of:=VLOOKUP([.A4];[$'takeshi-all'.A$2:.F$24];2;0)" office:value-type="float" office:value="11" calcext:value-type="float">
            <text:p>11</text:p>
          </table:table-cell>
          <table:table-cell table:formula="of:=VLOOKUP([.A4];[$'takeshi-all'.A$2:.F$24];3;0)" office:value-type="float" office:value="455" calcext:value-type="float">
            <text:p>455</text:p>
          </table:table-cell>
          <table:table-cell table:formula="of:=VLOOKUP([.$A4];[$'takeshi-all'.$A$2:.$F$24];4;0)" office:value-type="float" office:value="171" calcext:value-type="float">
            <text:p>171</text:p>
          </table:table-cell>
          <table:table-cell table:formula="of:=VLOOKUP([.$A4];[$'takeshi-all'.$A$2:.$F$24];5;0)" office:value-type="float" office:value="2.1375" calcext:value-type="float">
            <text:p>2.1375</text:p>
          </table:table-cell>
          <table:table-cell table:formula="of:=[.E4]-1" office:value-type="percentage" office:value="1.1375" calcext:value-type="percentage">
            <text:p>113.75%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table:formula="of:=VLOOKUP([.A5];[$'takeshi-all'.A$2:.F$24];2;0)" office:value-type="float" office:value="15" calcext:value-type="float">
            <text:p>15</text:p>
          </table:table-cell>
          <table:table-cell table:formula="of:=VLOOKUP([.A5];[$'takeshi-all'.A$2:.F$24];3;0)" office:value-type="float" office:value="1078" calcext:value-type="float">
            <text:p>1078</text:p>
          </table:table-cell>
          <table:table-cell table:formula="of:=VLOOKUP([.$A5];[$'takeshi-all'.$A$2:.$F$24];4;0)" office:value-type="float" office:value="125" calcext:value-type="float">
            <text:p>125</text:p>
          </table:table-cell>
          <table:table-cell table:formula="of:=VLOOKUP([.$A5];[$'takeshi-all'.$A$2:.$F$24];5;0)" office:value-type="float" office:value="1.5625" calcext:value-type="float">
            <text:p>1.5625</text:p>
          </table:table-cell>
          <table:table-cell table:formula="of:=[.E5]-1" office:value-type="percentage" office:value="0.5625" calcext:value-type="percentage">
            <text:p>56.25%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formula="of:=VLOOKUP([.A6];[$'takeshi-all'.A$2:.F$24];2;0)" office:value-type="float" office:value="18" calcext:value-type="float">
            <text:p>18</text:p>
          </table:table-cell>
          <table:table-cell table:formula="of:=VLOOKUP([.A6];[$'takeshi-all'.A$2:.F$24];3;0)" office:value-type="float" office:value="12604" calcext:value-type="float">
            <text:p>12604</text:p>
          </table:table-cell>
          <table:table-cell table:formula="of:=VLOOKUP([.$A6];[$'takeshi-all'.$A$2:.$F$24];4;0)" office:value-type="float" office:value="80" calcext:value-type="float">
            <text:p>80</text:p>
          </table:table-cell>
          <table:table-cell table:formula="of:=VLOOKUP([.$A6];[$'takeshi-all'.$A$2:.$F$24];5;0)" office:value-type="float" office:value="1" calcext:value-type="float">
            <text:p>1</text:p>
          </table:table-cell>
          <table:table-cell table:formula="of:=[.E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va (set)</text:p>
          </table:table-cell>
          <table:table-cell table:formula="of:=VLOOKUP([.A7];[$'takeshi-all'.A$2:.F$24];2;0)" office:value-type="float" office:value="20" calcext:value-type="float">
            <text:p>20</text:p>
          </table:table-cell>
          <table:table-cell table:formula="of:=VLOOKUP([.A7];[$'takeshi-all'.A$2:.F$24];3;0)" office:value-type="float" office:value="1985" calcext:value-type="float">
            <text:p>1985</text:p>
          </table:table-cell>
          <table:table-cell table:formula="of:=VLOOKUP([.$A7];[$'takeshi-all'.$A$2:.$F$24];4;0)" office:value-type="float" office:value="103" calcext:value-type="float">
            <text:p>103</text:p>
          </table:table-cell>
          <table:table-cell table:formula="of:=VLOOKUP([.$A7];[$'takeshi-all'.$A$2:.$F$24];5;0)" office:value-type="float" office:value="1.2875" calcext:value-type="float">
            <text:p>1.2875</text:p>
          </table:table-cell>
          <table:table-cell table:formula="of:=[.E7]-1" office:value-type="percentage" office:value="0.2875" calcext:value-type="percentage">
            <text:p>28.75%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VLOOKUP([.A8];[$'takeshi-all'.A$2:.F$24];2;0)" office:value-type="float" office:value="34" calcext:value-type="float">
            <text:p>34</text:p>
          </table:table-cell>
          <table:table-cell table:formula="of:=VLOOKUP([.A8];[$'takeshi-all'.A$2:.F$24];3;0)" office:value-type="float" office:value="2382" calcext:value-type="float">
            <text:p>2382</text:p>
          </table:table-cell>
          <table:table-cell table:formula="of:=VLOOKUP([.$A8];[$'takeshi-all'.$A$2:.$F$24];4;0)" office:value-type="float" office:value="99" calcext:value-type="float">
            <text:p>99</text:p>
          </table:table-cell>
          <table:table-cell table:formula="of:=VLOOKUP([.$A8];[$'takeshi-all'.$A$2:.$F$24];5;0)" office:value-type="float" office:value="1.2375" calcext:value-type="float">
            <text:p>1.2375</text:p>
          </table:table-cell>
          <table:table-cell table:formula="of:=[.E8]-1" office:value-type="percentage" office:value="0.2375" calcext:value-type="percentage">
            <text:p>23.75%</text:p>
          </table:table-cell>
        </table:table-row>
        <table:table-row table:style-name="ro1">
          <table:table-cell office:value-type="string" calcext:value-type="string">
            <text:p>c# (set)</text:p>
          </table:table-cell>
          <table:table-cell table:formula="of:=VLOOKUP([.A9];[$'takeshi-all'.A$2:.F$24];2;0)" office:value-type="float" office:value="36" calcext:value-type="float">
            <text:p>36</text:p>
          </table:table-cell>
          <table:table-cell table:formula="of:=VLOOKUP([.A9];[$'takeshi-all'.A$2:.F$24];3;0)" office:value-type="float" office:value="3157" calcext:value-type="float">
            <text:p>3157</text:p>
          </table:table-cell>
          <table:table-cell table:formula="of:=VLOOKUP([.$A9];[$'takeshi-all'.$A$2:.$F$24];4;0)" office:value-type="float" office:value="91" calcext:value-type="float">
            <text:p>91</text:p>
          </table:table-cell>
          <table:table-cell table:formula="of:=VLOOKUP([.$A9];[$'takeshi-all'.$A$2:.$F$24];5;0)" office:value-type="float" office:value="1.1375" calcext:value-type="float">
            <text:p>1.1375</text:p>
          </table:table-cell>
          <table:table-cell table:formula="of:=[.E9]-1" office:value-type="percentage" office:value="0.1375" calcext:value-type="percentage">
            <text:p>13.75%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table:formula="of:=VLOOKUP([.A10];[$'takeshi-all'.A$2:.F$24];2;0)" office:value-type="float" office:value="40" calcext:value-type="float">
            <text:p>40</text:p>
          </table:table-cell>
          <table:table-cell table:formula="of:=VLOOKUP([.A10];[$'takeshi-all'.A$2:.F$24];3;0)" office:value-type="float" office:value="3302" calcext:value-type="float">
            <text:p>3302</text:p>
          </table:table-cell>
          <table:table-cell table:formula="of:=VLOOKUP([.$A10];[$'takeshi-all'.$A$2:.$F$24];4;0)" office:value-type="float" office:value="91" calcext:value-type="float">
            <text:p>91</text:p>
          </table:table-cell>
          <table:table-cell table:formula="of:=VLOOKUP([.$A10];[$'takeshi-all'.$A$2:.$F$24];5;0)" office:value-type="float" office:value="1.1375" calcext:value-type="float">
            <text:p>1.1375</text:p>
          </table:table-cell>
          <table:table-cell table:formula="of:=[.E10]-1" office:value-type="percentage" office:value="0.1375" calcext:value-type="percentage">
            <text:p>13.75%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VLOOKUP([.A11];[$'takeshi-all'.A$2:.F$24];2;0)" office:value-type="float" office:value="50" calcext:value-type="float">
            <text:p>50</text:p>
          </table:table-cell>
          <table:table-cell table:formula="of:=VLOOKUP([.A11];[$'takeshi-all'.A$2:.F$24];3;0)" office:value-type="float" office:value="3688" calcext:value-type="float">
            <text:p>3688</text:p>
          </table:table-cell>
          <table:table-cell table:formula="of:=VLOOKUP([.$A11];[$'takeshi-all'.$A$2:.$F$24];4;0)" office:value-type="float" office:value="93" calcext:value-type="float">
            <text:p>93</text:p>
          </table:table-cell>
          <table:table-cell table:formula="of:=VLOOKUP([.$A11];[$'takeshi-all'.$A$2:.$F$24];5;0)" office:value-type="float" office:value="1.1625" calcext:value-type="float">
            <text:p>1.1625</text:p>
          </table:table-cell>
          <table:table-cell table:formula="of:=[.E11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VLOOKUP([.A12];[$'takeshi-all'.A$2:.F$24];2;0)" office:value-type="float" office:value="65" calcext:value-type="float">
            <text:p>65</text:p>
          </table:table-cell>
          <table:table-cell table:formula="of:=VLOOKUP([.A12];[$'takeshi-all'.A$2:.F$24];3;0)" office:value-type="float" office:value="7276" calcext:value-type="float">
            <text:p>7276</text:p>
          </table:table-cell>
          <table:table-cell table:formula="of:=VLOOKUP([.$A12];[$'takeshi-all'.$A$2:.$F$24];4;0)" office:value-type="float" office:value="96" calcext:value-type="float">
            <text:p>96</text:p>
          </table:table-cell>
          <table:table-cell table:formula="of:=VLOOKUP([.$A12];[$'takeshi-all'.$A$2:.$F$24];5;0)" office:value-type="float" office:value="1.2" calcext:value-type="float">
            <text:p>1.2</text:p>
          </table:table-cell>
          <table:table-cell table:formula="of:=[.E12]-1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table:formula="of:=VLOOKUP([.A13];[$'takeshi-all'.A$2:.F$24];2;0)" office:value-type="float" office:value="65" calcext:value-type="float">
            <text:p>65</text:p>
          </table:table-cell>
          <table:table-cell table:formula="of:=VLOOKUP([.A13];[$'takeshi-all'.A$2:.F$24];3;0)" office:value-type="float" office:value="7954" calcext:value-type="float">
            <text:p>7954</text:p>
          </table:table-cell>
          <table:table-cell table:formula="of:=VLOOKUP([.$A13];[$'takeshi-all'.$A$2:.$F$24];4;0)" office:value-type="float" office:value="103" calcext:value-type="float">
            <text:p>103</text:p>
          </table:table-cell>
          <table:table-cell table:formula="of:=VLOOKUP([.$A13];[$'takeshi-all'.$A$2:.$F$24];5;0)" office:value-type="float" office:value="1.2875" calcext:value-type="float">
            <text:p>1.2875</text:p>
          </table:table-cell>
          <table:table-cell table:formula="of:=[.E13]-1" office:value-type="percentage" office:value="0.2875" calcext:value-type="percentage">
            <text:p>28.75%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formula="of:=VLOOKUP([.A14];[$'takeshi-all'.A$2:.F$24];2;0)" office:value-type="float" office:value="75" calcext:value-type="float">
            <text:p>75</text:p>
          </table:table-cell>
          <table:table-cell table:formula="of:=VLOOKUP([.A14];[$'takeshi-all'.A$2:.F$24];3;0)" office:value-type="float" office:value="7692" calcext:value-type="float">
            <text:p>7692</text:p>
          </table:table-cell>
          <table:table-cell table:formula="of:=VLOOKUP([.$A14];[$'takeshi-all'.$A$2:.$F$24];4;0)" office:value-type="float" office:value="102" calcext:value-type="float">
            <text:p>102</text:p>
          </table:table-cell>
          <table:table-cell table:formula="of:=VLOOKUP([.$A14];[$'takeshi-all'.$A$2:.$F$24];5;0)" office:value-type="float" office:value="1.275" calcext:value-type="float">
            <text:p>1.275</text:p>
          </table:table-cell>
          <table:table-cell table:formula="of:=[.E14]-1" office:value-type="percentage" office:value="0.275" calcext:value-type="percentage">
            <text:p>27.50%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table:formula="of:=VLOOKUP([.A15];[$'takeshi-all'.A$2:.F$24];2;0)" office:value-type="float" office:value="95" calcext:value-type="float">
            <text:p>95</text:p>
          </table:table-cell>
          <table:table-cell table:formula="of:=VLOOKUP([.A15];[$'takeshi-all'.A$2:.F$24];3;0)" office:value-type="float" office:value="8517" calcext:value-type="float">
            <text:p>8517</text:p>
          </table:table-cell>
          <table:table-cell table:formula="of:=VLOOKUP([.$A15];[$'takeshi-all'.$A$2:.$F$24];4;0)" office:value-type="float" office:value="90" calcext:value-type="float">
            <text:p>90</text:p>
          </table:table-cell>
          <table:table-cell table:formula="of:=VLOOKUP([.$A15];[$'takeshi-all'.$A$2:.$F$24];5;0)" office:value-type="float" office:value="1.125" calcext:value-type="float">
            <text:p>1.125</text:p>
          </table:table-cell>
          <table:table-cell table:formula="of:=[.E15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table:formula="of:=VLOOKUP([.A16];[$'takeshi-all'.A$2:.F$24];2;0)" office:value-type="float" office:value="106" calcext:value-type="float">
            <text:p>106</text:p>
          </table:table-cell>
          <table:table-cell table:formula="of:=VLOOKUP([.A16];[$'takeshi-all'.A$2:.F$24];3;0)" office:value-type="float" office:value="4042" calcext:value-type="float">
            <text:p>4042</text:p>
          </table:table-cell>
          <table:table-cell table:formula="of:=VLOOKUP([.$A16];[$'takeshi-all'.$A$2:.$F$24];4;0)" office:value-type="float" office:value="171" calcext:value-type="float">
            <text:p>171</text:p>
          </table:table-cell>
          <table:table-cell table:formula="of:=VLOOKUP([.$A16];[$'takeshi-all'.$A$2:.$F$24];5;0)" office:value-type="float" office:value="2.1375" calcext:value-type="float">
            <text:p>2.1375</text:p>
          </table:table-cell>
          <table:table-cell table:formula="of:=[.E16]-1" office:value-type="percentage" office:value="1.1375" calcext:value-type="percentage">
            <text:p>113.75%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table:formula="of:=VLOOKUP([.A17];[$'takeshi-all'.A$2:.F$24];2;0)" office:value-type="float" office:value="142" calcext:value-type="float">
            <text:p>142</text:p>
          </table:table-cell>
          <table:table-cell table:formula="of:=VLOOKUP([.A17];[$'takeshi-all'.A$2:.F$24];3;0)" office:value-type="float" office:value="9349" calcext:value-type="float">
            <text:p>9349</text:p>
          </table:table-cell>
          <table:table-cell table:formula="of:=VLOOKUP([.$A17];[$'takeshi-all'.$A$2:.$F$24];4;0)" office:value-type="float" office:value="93" calcext:value-type="float">
            <text:p>93</text:p>
          </table:table-cell>
          <table:table-cell table:formula="of:=VLOOKUP([.$A17];[$'takeshi-all'.$A$2:.$F$24];5;0)" office:value-type="float" office:value="1.1625" calcext:value-type="float">
            <text:p>1.1625</text:p>
          </table:table-cell>
          <table:table-cell table:formula="of:=[.E17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table:formula="of:=VLOOKUP([.A18];[$'takeshi-all'.A$2:.F$24];2;0)" office:value-type="float" office:value="184" calcext:value-type="float">
            <text:p>184</text:p>
          </table:table-cell>
          <table:table-cell table:formula="of:=VLOOKUP([.A18];[$'takeshi-all'.A$2:.F$24];3;0)" office:value-type="float" office:value="17857" calcext:value-type="float">
            <text:p>17857</text:p>
          </table:table-cell>
          <table:table-cell table:formula="of:=VLOOKUP([.$A18];[$'takeshi-all'.$A$2:.$F$24];4;0)" office:value-type="float" office:value="82" calcext:value-type="float">
            <text:p>82</text:p>
          </table:table-cell>
          <table:table-cell table:formula="of:=VLOOKUP([.$A18];[$'takeshi-all'.$A$2:.$F$24];5;0)" office:value-type="float" office:value="1.025" calcext:value-type="float">
            <text:p>1.025</text:p>
          </table:table-cell>
          <table:table-cell table:formula="of:=[.E18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table:formula="of:=VLOOKUP([.A19];[$'takeshi-all'.A$2:.F$24];2;0)" office:value-type="float" office:value="204" calcext:value-type="float">
            <text:p>204</text:p>
          </table:table-cell>
          <table:table-cell table:formula="of:=VLOOKUP([.A19];[$'takeshi-all'.A$2:.F$24];3;0)" office:value-type="float" office:value="6932" calcext:value-type="float">
            <text:p>6932</text:p>
          </table:table-cell>
          <table:table-cell table:formula="of:=VLOOKUP([.$A19];[$'takeshi-all'.$A$2:.$F$24];4;0)" office:value-type="float" office:value="93" calcext:value-type="float">
            <text:p>93</text:p>
          </table:table-cell>
          <table:table-cell table:formula="of:=VLOOKUP([.$A19];[$'takeshi-all'.$A$2:.$F$24];5;0)" office:value-type="float" office:value="1.1625" calcext:value-type="float">
            <text:p>1.1625</text:p>
          </table:table-cell>
          <table:table-cell table:formula="of:=[.E19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VLOOKUP([.A20];[$'takeshi-all'.A$2:.F$24];2;0)" office:value-type="float" office:value="218" calcext:value-type="float">
            <text:p>218</text:p>
          </table:table-cell>
          <table:table-cell table:formula="of:=VLOOKUP([.A20];[$'takeshi-all'.A$2:.F$24];3;0)" office:value-type="float" office:value="15110" calcext:value-type="float">
            <text:p>15110</text:p>
          </table:table-cell>
          <table:table-cell table:formula="of:=VLOOKUP([.$A20];[$'takeshi-all'.$A$2:.$F$24];4;0)" office:value-type="float" office:value="95" calcext:value-type="float">
            <text:p>95</text:p>
          </table:table-cell>
          <table:table-cell table:formula="of:=VLOOKUP([.$A20];[$'takeshi-all'.$A$2:.$F$24];5;0)" office:value-type="float" office:value="1.1875" calcext:value-type="float">
            <text:p>1.1875</text:p>
          </table:table-cell>
          <table:table-cell table:formula="of:=[.E20]-1" office:value-type="percentage" office:value="0.1875" calcext:value-type="percentage">
            <text:p>18.75%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table:formula="of:=VLOOKUP([.A21];[$'takeshi-all'.A$2:.F$24];2;0)" office:value-type="float" office:value="235" calcext:value-type="float">
            <text:p>235</text:p>
          </table:table-cell>
          <table:table-cell table:formula="of:=VLOOKUP([.A21];[$'takeshi-all'.A$2:.F$24];3;0)" office:value-type="float" office:value="16954" calcext:value-type="float">
            <text:p>16954</text:p>
          </table:table-cell>
          <table:table-cell table:formula="of:=VLOOKUP([.$A21];[$'takeshi-all'.$A$2:.$F$24];4;0)" office:value-type="float" office:value="93" calcext:value-type="float">
            <text:p>93</text:p>
          </table:table-cell>
          <table:table-cell table:formula="of:=VLOOKUP([.$A21];[$'takeshi-all'.$A$2:.$F$24];5;0)" office:value-type="float" office:value="1.1625" calcext:value-type="float">
            <text:p>1.1625</text:p>
          </table:table-cell>
          <table:table-cell table:formula="of:=[.E21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table:formula="of:=VLOOKUP([.A22];[$'takeshi-all'.A$2:.F$24];2;0)" office:value-type="float" office:value="247" calcext:value-type="float">
            <text:p>247</text:p>
          </table:table-cell>
          <table:table-cell table:formula="of:=VLOOKUP([.A22];[$'takeshi-all'.A$2:.F$24];3;0)" office:value-type="float" office:value="23224" calcext:value-type="float">
            <text:p>23224</text:p>
          </table:table-cell>
          <table:table-cell table:formula="of:=VLOOKUP([.$A22];[$'takeshi-all'.$A$2:.$F$24];4;0)" office:value-type="float" office:value="82" calcext:value-type="float">
            <text:p>82</text:p>
          </table:table-cell>
          <table:table-cell table:formula="of:=VLOOKUP([.$A22];[$'takeshi-all'.$A$2:.$F$24];5;0)" office:value-type="float" office:value="1.025" calcext:value-type="float">
            <text:p>1.025</text:p>
          </table:table-cell>
          <table:table-cell table:formula="of:=[.E22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VLOOKUP([.A23];[$'takeshi-all'.A$2:.F$24];2;0)" office:value-type="float" office:value="250" calcext:value-type="float">
            <text:p>250</text:p>
          </table:table-cell>
          <table:table-cell table:formula="of:=VLOOKUP([.A23];[$'takeshi-all'.A$2:.F$24];3;0)" office:value-type="float" office:value="19150" calcext:value-type="float">
            <text:p>19150</text:p>
          </table:table-cell>
          <table:table-cell table:formula="of:=VLOOKUP([.$A23];[$'takeshi-all'.$A$2:.$F$24];4;0)" office:value-type="float" office:value="90" calcext:value-type="float">
            <text:p>90</text:p>
          </table:table-cell>
          <table:table-cell table:formula="of:=VLOOKUP([.$A23];[$'takeshi-all'.$A$2:.$F$24];5;0)" office:value-type="float" office:value="1.125" calcext:value-type="float">
            <text:p>1.125</text:p>
          </table:table-cell>
          <table:table-cell table:formula="of:=[.E23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formula="of:=VLOOKUP([.A24];[$'takeshi-all'.A$2:.F$24];2;0)" office:value-type="float" office:value="302" calcext:value-type="float">
            <text:p>302</text:p>
          </table:table-cell>
          <table:table-cell table:formula="of:=VLOOKUP([.A24];[$'takeshi-all'.A$2:.F$24];3;0)" office:value-type="float" office:value="19154" calcext:value-type="float">
            <text:p>19154</text:p>
          </table:table-cell>
          <table:table-cell table:formula="of:=VLOOKUP([.$A24];[$'takeshi-all'.$A$2:.$F$24];4;0)" office:value-type="float" office:value="91" calcext:value-type="float">
            <text:p>91</text:p>
          </table:table-cell>
          <table:table-cell table:formula="of:=VLOOKUP([.$A24];[$'takeshi-all'.$A$2:.$F$24];5;0)" office:value-type="float" office:value="1.1375" calcext:value-type="float">
            <text:p>1.1375</text:p>
          </table:table-cell>
          <table:table-cell table:formula="of:=[.E24]-1" office:value-type="percentage" office:value="0.1375" calcext:value-type="percentage">
            <text:p>13.75%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&gt;</text:p>
          </table:table-cell>
        </table:table-row>
      </table:table>
      <table:table table:name="results-c#" table:style-name="ta1">
        <table:shapes>
          <draw:frame draw:z-index="0" draw:style-name="gr1" draw:text-style-name="P1" svg:width="1044.43pt" svg:height="509.07pt" svg:x="492.15pt" svg:y="18.09pt">
            <draw:object draw:notify-on-update-of-ranges="'results-c#'.A2:'results-c#'.A14 'results-c#'.B2:'results-c#'.B14 'results-c#'.A2:'results-c#'.A14 'results-c#'.E2:'results-c#'.E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c (raw)</text:p>
          </table:table-cell>
          <table:table-cell table:style-name="Default" office:value-type="string" calcext:value-type="string">
            <text:p>Loc (%)</text:p>
          </table:table-cell>
        </table:table-row>
        <table:table-row table:style-name="ro1">
          <table:table-cell office:value-type="string" calcext:value-type="string">
            <text:p>java (fast)</text:p>
          </table:table-cell>
          <table:table-cell table:formula="of:=VLOOKUP([.A2];[$'takeshi-all'.A$2:.F$24];2;0)" office:value-type="float" office:value="4" calcext:value-type="float">
            <text:p>4</text:p>
          </table:table-cell>
          <table:table-cell table:formula="of:=VLOOKUP([.$A$2];[$'takeshi-all'.$A$2:.$F$24];3;0)" office:value-type="float" office:value="181" calcext:value-type="float">
            <text:p>181</text:p>
          </table:table-cell>
          <table:table-cell table:formula="of:=VLOOKUP([.$A2];[$'takeshi-all'.$A$2:.$F$24];4;0)" office:value-type="float" office:value="136" calcext:value-type="float">
            <text:p>136</text:p>
          </table:table-cell>
          <table:table-cell table:formula="of:=VLOOKUP([.$A2];[$'takeshi-all'.$A$2:.$F$24];5;0)" office:value-type="float" office:value="1.7" calcext:value-type="float">
            <text:p>1.7</text:p>
          </table:table-cell>
          <table:table-cell table:formula="of:=[.E2]-1" office:value-type="percentage" office:value="0.7" calcext:value-type="percentage">
            <text:p>70.00%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VLOOKUP([.A3];[$'takeshi-all'.A$2:.F$24];2;0)" office:value-type="float" office:value="4" calcext:value-type="float">
            <text:p>4</text:p>
          </table:table-cell>
          <table:table-cell table:formula="of:=VLOOKUP([.A3];[$'takeshi-all'.A$2:.F$24];3;0)" office:value-type="float" office:value="319" calcext:value-type="float">
            <text:p>319</text:p>
          </table:table-cell>
          <table:table-cell table:formula="of:=VLOOKUP([.$A3];[$'takeshi-all'.$A$2:.$F$24];4;0)" office:value-type="float" office:value="149" calcext:value-type="float">
            <text:p>149</text:p>
          </table:table-cell>
          <table:table-cell table:formula="of:=VLOOKUP([.$A3];[$'takeshi-all'.$A$2:.$F$24];5;0)" office:value-type="float" office:value="1.8625" calcext:value-type="float">
            <text:p>1.8625</text:p>
          </table:table-cell>
          <table:table-cell table:formula="of:=[.E3]-1" office:value-type="percentage" office:value="0.8625" calcext:value-type="percentage">
            <text:p>86.25%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table:formula="of:=VLOOKUP([.A4];[$'takeshi-all'.A$2:.F$24];2;0)" office:value-type="float" office:value="15" calcext:value-type="float">
            <text:p>15</text:p>
          </table:table-cell>
          <table:table-cell table:formula="of:=VLOOKUP([.A4];[$'takeshi-all'.A$2:.F$24];3;0)" office:value-type="float" office:value="1078" calcext:value-type="float">
            <text:p>1078</text:p>
          </table:table-cell>
          <table:table-cell table:formula="of:=VLOOKUP([.$A4];[$'takeshi-all'.$A$2:.$F$24];4;0)" office:value-type="float" office:value="125" calcext:value-type="float">
            <text:p>125</text:p>
          </table:table-cell>
          <table:table-cell table:formula="of:=VLOOKUP([.$A4];[$'takeshi-all'.$A$2:.$F$24];5;0)" office:value-type="float" office:value="1.5625" calcext:value-type="float">
            <text:p>1.5625</text:p>
          </table:table-cell>
          <table:table-cell table:formula="of:=[.E4]-1" office:value-type="percentage" office:value="0.5625" calcext:value-type="percentage">
            <text:p>56.25%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formula="of:=VLOOKUP([.A5];[$'takeshi-all'.A$2:.F$24];2;0)" office:value-type="float" office:value="18" calcext:value-type="float">
            <text:p>18</text:p>
          </table:table-cell>
          <table:table-cell table:formula="of:=VLOOKUP([.A5];[$'takeshi-all'.A$2:.F$24];3;0)" office:value-type="float" office:value="12604" calcext:value-type="float">
            <text:p>12604</text:p>
          </table:table-cell>
          <table:table-cell table:formula="of:=VLOOKUP([.$A5];[$'takeshi-all'.$A$2:.$F$24];4;0)" office:value-type="float" office:value="80" calcext:value-type="float">
            <text:p>80</text:p>
          </table:table-cell>
          <table:table-cell table:formula="of:=VLOOKUP([.$A5];[$'takeshi-all'.$A$2:.$F$24];5;0)" office:value-type="float" office:value="1" calcext:value-type="float">
            <text:p>1</text:p>
          </table:table-cell>
          <table:table-cell table:formula="of:=[.E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va (set)</text:p>
          </table:table-cell>
          <table:table-cell table:formula="of:=VLOOKUP([.A6];[$'takeshi-all'.A$2:.F$24];2;0)" office:value-type="float" office:value="20" calcext:value-type="float">
            <text:p>20</text:p>
          </table:table-cell>
          <table:table-cell table:formula="of:=VLOOKUP([.A6];[$'takeshi-all'.A$2:.F$24];3;0)" office:value-type="float" office:value="1985" calcext:value-type="float">
            <text:p>1985</text:p>
          </table:table-cell>
          <table:table-cell table:formula="of:=VLOOKUP([.$A6];[$'takeshi-all'.$A$2:.$F$24];4;0)" office:value-type="float" office:value="103" calcext:value-type="float">
            <text:p>103</text:p>
          </table:table-cell>
          <table:table-cell table:formula="of:=VLOOKUP([.$A6];[$'takeshi-all'.$A$2:.$F$24];5;0)" office:value-type="float" office:value="1.2875" calcext:value-type="float">
            <text:p>1.2875</text:p>
          </table:table-cell>
          <table:table-cell table:formula="of:=[.E6]-1" office:value-type="percentage" office:value="0.2875" calcext:value-type="percentage">
            <text:p>28.75%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VLOOKUP([.A7];[$'takeshi-all'.A$2:.F$24];2;0)" office:value-type="float" office:value="34" calcext:value-type="float">
            <text:p>34</text:p>
          </table:table-cell>
          <table:table-cell table:formula="of:=VLOOKUP([.A7];[$'takeshi-all'.A$2:.F$24];3;0)" office:value-type="float" office:value="2382" calcext:value-type="float">
            <text:p>2382</text:p>
          </table:table-cell>
          <table:table-cell table:formula="of:=VLOOKUP([.$A7];[$'takeshi-all'.$A$2:.$F$24];4;0)" office:value-type="float" office:value="99" calcext:value-type="float">
            <text:p>99</text:p>
          </table:table-cell>
          <table:table-cell table:formula="of:=VLOOKUP([.$A7];[$'takeshi-all'.$A$2:.$F$24];5;0)" office:value-type="float" office:value="1.2375" calcext:value-type="float">
            <text:p>1.2375</text:p>
          </table:table-cell>
          <table:table-cell table:formula="of:=[.E7]-1" office:value-type="percentage" office:value="0.2375" calcext:value-type="percentage">
            <text:p>23.75%</text:p>
          </table:table-cell>
        </table:table-row>
        <table:table-row table:style-name="ro1">
          <table:table-cell office:value-type="string" calcext:value-type="string">
            <text:p>c# (set)</text:p>
          </table:table-cell>
          <table:table-cell table:formula="of:=VLOOKUP([.A8];[$'takeshi-all'.A$2:.F$24];2;0)" office:value-type="float" office:value="36" calcext:value-type="float">
            <text:p>36</text:p>
          </table:table-cell>
          <table:table-cell table:formula="of:=VLOOKUP([.A8];[$'takeshi-all'.A$2:.F$24];3;0)" office:value-type="float" office:value="3157" calcext:value-type="float">
            <text:p>3157</text:p>
          </table:table-cell>
          <table:table-cell table:formula="of:=VLOOKUP([.$A8];[$'takeshi-all'.$A$2:.$F$24];4;0)" office:value-type="float" office:value="91" calcext:value-type="float">
            <text:p>91</text:p>
          </table:table-cell>
          <table:table-cell table:formula="of:=VLOOKUP([.$A8];[$'takeshi-all'.$A$2:.$F$24];5;0)" office:value-type="float" office:value="1.1375" calcext:value-type="float">
            <text:p>1.1375</text:p>
          </table:table-cell>
          <table:table-cell table:formula="of:=[.E8]-1" office:value-type="percentage" office:value="0.1375" calcext:value-type="percentage">
            <text:p>13.75%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table:formula="of:=VLOOKUP([.A9];[$'takeshi-all'.A$2:.F$24];2;0)" office:value-type="float" office:value="40" calcext:value-type="float">
            <text:p>40</text:p>
          </table:table-cell>
          <table:table-cell table:formula="of:=VLOOKUP([.A9];[$'takeshi-all'.A$2:.F$24];3;0)" office:value-type="float" office:value="3302" calcext:value-type="float">
            <text:p>3302</text:p>
          </table:table-cell>
          <table:table-cell table:formula="of:=VLOOKUP([.$A9];[$'takeshi-all'.$A$2:.$F$24];4;0)" office:value-type="float" office:value="91" calcext:value-type="float">
            <text:p>91</text:p>
          </table:table-cell>
          <table:table-cell table:formula="of:=VLOOKUP([.$A9];[$'takeshi-all'.$A$2:.$F$24];5;0)" office:value-type="float" office:value="1.1375" calcext:value-type="float">
            <text:p>1.1375</text:p>
          </table:table-cell>
          <table:table-cell table:formula="of:=[.E9]-1" office:value-type="percentage" office:value="0.1375" calcext:value-type="percentage">
            <text:p>13.75%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VLOOKUP([.A10];[$'takeshi-all'.A$2:.F$24];2;0)" office:value-type="float" office:value="50" calcext:value-type="float">
            <text:p>50</text:p>
          </table:table-cell>
          <table:table-cell table:formula="of:=VLOOKUP([.A10];[$'takeshi-all'.A$2:.F$24];3;0)" office:value-type="float" office:value="3688" calcext:value-type="float">
            <text:p>3688</text:p>
          </table:table-cell>
          <table:table-cell table:formula="of:=VLOOKUP([.$A10];[$'takeshi-all'.$A$2:.$F$24];4;0)" office:value-type="float" office:value="93" calcext:value-type="float">
            <text:p>93</text:p>
          </table:table-cell>
          <table:table-cell table:formula="of:=VLOOKUP([.$A10];[$'takeshi-all'.$A$2:.$F$24];5;0)" office:value-type="float" office:value="1.1625" calcext:value-type="float">
            <text:p>1.1625</text:p>
          </table:table-cell>
          <table:table-cell table:formula="of:=[.E10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VLOOKUP([.A11];[$'takeshi-all'.A$2:.F$24];2;0)" office:value-type="float" office:value="65" calcext:value-type="float">
            <text:p>65</text:p>
          </table:table-cell>
          <table:table-cell table:formula="of:=VLOOKUP([.A11];[$'takeshi-all'.A$2:.F$24];3;0)" office:value-type="float" office:value="7276" calcext:value-type="float">
            <text:p>7276</text:p>
          </table:table-cell>
          <table:table-cell table:formula="of:=VLOOKUP([.$A11];[$'takeshi-all'.$A$2:.$F$24];4;0)" office:value-type="float" office:value="96" calcext:value-type="float">
            <text:p>96</text:p>
          </table:table-cell>
          <table:table-cell table:formula="of:=VLOOKUP([.$A11];[$'takeshi-all'.$A$2:.$F$24];5;0)" office:value-type="float" office:value="1.2" calcext:value-type="float">
            <text:p>1.2</text:p>
          </table:table-cell>
          <table:table-cell table:formula="of:=[.E11]-1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table:formula="of:=VLOOKUP([.A12];[$'takeshi-all'.A$2:.F$24];2;0)" office:value-type="float" office:value="65" calcext:value-type="float">
            <text:p>65</text:p>
          </table:table-cell>
          <table:table-cell table:formula="of:=VLOOKUP([.A12];[$'takeshi-all'.A$2:.F$24];3;0)" office:value-type="float" office:value="7954" calcext:value-type="float">
            <text:p>7954</text:p>
          </table:table-cell>
          <table:table-cell table:formula="of:=VLOOKUP([.$A12];[$'takeshi-all'.$A$2:.$F$24];4;0)" office:value-type="float" office:value="103" calcext:value-type="float">
            <text:p>103</text:p>
          </table:table-cell>
          <table:table-cell table:formula="of:=VLOOKUP([.$A12];[$'takeshi-all'.$A$2:.$F$24];5;0)" office:value-type="float" office:value="1.2875" calcext:value-type="float">
            <text:p>1.2875</text:p>
          </table:table-cell>
          <table:table-cell table:formula="of:=[.E12]-1" office:value-type="percentage" office:value="0.2875" calcext:value-type="percentage">
            <text:p>28.75%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table:formula="of:=VLOOKUP([.A13];[$'takeshi-all'.A$2:.F$24];2;0)" office:value-type="float" office:value="95" calcext:value-type="float">
            <text:p>95</text:p>
          </table:table-cell>
          <table:table-cell table:formula="of:=VLOOKUP([.A13];[$'takeshi-all'.A$2:.F$24];3;0)" office:value-type="float" office:value="8517" calcext:value-type="float">
            <text:p>8517</text:p>
          </table:table-cell>
          <table:table-cell table:formula="of:=VLOOKUP([.$A13];[$'takeshi-all'.$A$2:.$F$24];4;0)" office:value-type="float" office:value="90" calcext:value-type="float">
            <text:p>90</text:p>
          </table:table-cell>
          <table:table-cell table:formula="of:=VLOOKUP([.$A13];[$'takeshi-all'.$A$2:.$F$24];5;0)" office:value-type="float" office:value="1.125" calcext:value-type="float">
            <text:p>1.125</text:p>
          </table:table-cell>
          <table:table-cell table:formula="of:=[.E13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table:formula="of:=VLOOKUP([.A14];[$'takeshi-all'.A$2:.F$24];2;0)" office:value-type="float" office:value="106" calcext:value-type="float">
            <text:p>106</text:p>
          </table:table-cell>
          <table:table-cell table:formula="of:=VLOOKUP([.A14];[$'takeshi-all'.A$2:.F$24];3;0)" office:value-type="float" office:value="4042" calcext:value-type="float">
            <text:p>4042</text:p>
          </table:table-cell>
          <table:table-cell table:formula="of:=VLOOKUP([.$A14];[$'takeshi-all'.$A$2:.$F$24];4;0)" office:value-type="float" office:value="171" calcext:value-type="float">
            <text:p>171</text:p>
          </table:table-cell>
          <table:table-cell table:formula="of:=VLOOKUP([.$A14];[$'takeshi-all'.$A$2:.$F$24];5;0)" office:value-type="float" office:value="2.1375" calcext:value-type="float">
            <text:p>2.1375</text:p>
          </table:table-cell>
          <table:table-cell table:formula="of:=[.E14]-1" office:value-type="percentage" office:value="1.1375" calcext:value-type="percentage">
            <text:p>113.75%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&gt;</text:p>
          </table:table-cell>
        </table:table-row>
      </table:table>
      <table:table table:name="results-ts" table:style-name="ta1">
        <table:shapes>
          <draw:frame draw:z-index="0" draw:style-name="gr1" draw:text-style-name="P1" svg:width="1044.43pt" svg:height="509.07pt" svg:x="492.15pt" svg:y="18.09pt">
            <draw:object draw:notify-on-update-of-ranges="'results-ts'.A2:'results-ts'.A15 'results-ts'.B2:'results-ts'.B15 'results-ts'.A2:'results-ts'.A15 'results-ts'.E2:'results-ts'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c (raw)</text:p>
          </table:table-cell>
          <table:table-cell table:style-name="Default" office:value-type="string" calcext:value-type="string">
            <text:p>Loc (%)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VLOOKUP([.A2];[$'takeshi-all'.A$2:.F$24];2;0)" office:value-type="float" office:value="50" calcext:value-type="float">
            <text:p>50</text:p>
          </table:table-cell>
          <table:table-cell table:formula="of:=VLOOKUP([.A2];[$'takeshi-all'.A$2:.F$24];3;0)" office:value-type="float" office:value="3688" calcext:value-type="float">
            <text:p>3688</text:p>
          </table:table-cell>
          <table:table-cell table:formula="of:=VLOOKUP([.$A2];[$'takeshi-all'.$A$2:.$F$24];4;0)" office:value-type="float" office:value="93" calcext:value-type="float">
            <text:p>93</text:p>
          </table:table-cell>
          <table:table-cell table:formula="of:=VLOOKUP([.$A2];[$'takeshi-all'.$A$2:.$F$24];5;0)" office:value-type="float" office:value="1.1625" calcext:value-type="float">
            <text:p>1.1625</text:p>
          </table:table-cell>
          <table:table-cell table:formula="of:=[.E2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VLOOKUP([.A3];[$'takeshi-all'.A$2:.F$24];2;0)" office:value-type="float" office:value="65" calcext:value-type="float">
            <text:p>65</text:p>
          </table:table-cell>
          <table:table-cell table:formula="of:=VLOOKUP([.A3];[$'takeshi-all'.A$2:.F$24];3;0)" office:value-type="float" office:value="7276" calcext:value-type="float">
            <text:p>7276</text:p>
          </table:table-cell>
          <table:table-cell table:formula="of:=VLOOKUP([.$A3];[$'takeshi-all'.$A$2:.$F$24];4;0)" office:value-type="float" office:value="96" calcext:value-type="float">
            <text:p>96</text:p>
          </table:table-cell>
          <table:table-cell table:formula="of:=VLOOKUP([.$A3];[$'takeshi-all'.$A$2:.$F$24];5;0)" office:value-type="float" office:value="1.2" calcext:value-type="float">
            <text:p>1.2</text:p>
          </table:table-cell>
          <table:table-cell table:formula="of:=[.E3]-1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table:formula="of:=VLOOKUP([.A4];[$'takeshi-all'.A$2:.F$24];2;0)" office:value-type="float" office:value="65" calcext:value-type="float">
            <text:p>65</text:p>
          </table:table-cell>
          <table:table-cell table:formula="of:=VLOOKUP([.A4];[$'takeshi-all'.A$2:.F$24];3;0)" office:value-type="float" office:value="7954" calcext:value-type="float">
            <text:p>7954</text:p>
          </table:table-cell>
          <table:table-cell table:formula="of:=VLOOKUP([.$A4];[$'takeshi-all'.$A$2:.$F$24];4;0)" office:value-type="float" office:value="103" calcext:value-type="float">
            <text:p>103</text:p>
          </table:table-cell>
          <table:table-cell table:formula="of:=VLOOKUP([.$A4];[$'takeshi-all'.$A$2:.$F$24];5;0)" office:value-type="float" office:value="1.2875" calcext:value-type="float">
            <text:p>1.2875</text:p>
          </table:table-cell>
          <table:table-cell table:formula="of:=[.E4]-1" office:value-type="percentage" office:value="0.2875" calcext:value-type="percentage">
            <text:p>28.75%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formula="of:=VLOOKUP([.A5];[$'takeshi-all'.A$2:.F$24];2;0)" office:value-type="float" office:value="75" calcext:value-type="float">
            <text:p>75</text:p>
          </table:table-cell>
          <table:table-cell table:formula="of:=VLOOKUP([.A5];[$'takeshi-all'.A$2:.F$24];3;0)" office:value-type="float" office:value="7692" calcext:value-type="float">
            <text:p>7692</text:p>
          </table:table-cell>
          <table:table-cell table:formula="of:=VLOOKUP([.$A5];[$'takeshi-all'.$A$2:.$F$24];4;0)" office:value-type="float" office:value="102" calcext:value-type="float">
            <text:p>102</text:p>
          </table:table-cell>
          <table:table-cell table:formula="of:=VLOOKUP([.$A5];[$'takeshi-all'.$A$2:.$F$24];5;0)" office:value-type="float" office:value="1.275" calcext:value-type="float">
            <text:p>1.275</text:p>
          </table:table-cell>
          <table:table-cell table:formula="of:=[.E5]-1" office:value-type="percentage" office:value="0.275" calcext:value-type="percentage">
            <text:p>27.50%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table:formula="of:=VLOOKUP([.A6];[$'takeshi-all'.A$2:.F$24];2;0)" office:value-type="float" office:value="95" calcext:value-type="float">
            <text:p>95</text:p>
          </table:table-cell>
          <table:table-cell table:formula="of:=VLOOKUP([.A6];[$'takeshi-all'.A$2:.F$24];3;0)" office:value-type="float" office:value="8517" calcext:value-type="float">
            <text:p>8517</text:p>
          </table:table-cell>
          <table:table-cell table:formula="of:=VLOOKUP([.$A6];[$'takeshi-all'.$A$2:.$F$24];4;0)" office:value-type="float" office:value="90" calcext:value-type="float">
            <text:p>90</text:p>
          </table:table-cell>
          <table:table-cell table:formula="of:=VLOOKUP([.$A6];[$'takeshi-all'.$A$2:.$F$24];5;0)" office:value-type="float" office:value="1.125" calcext:value-type="float">
            <text:p>1.125</text:p>
          </table:table-cell>
          <table:table-cell table:formula="of:=[.E6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table:formula="of:=VLOOKUP([.A7];[$'takeshi-all'.A$2:.F$24];2;0)" office:value-type="float" office:value="106" calcext:value-type="float">
            <text:p>106</text:p>
          </table:table-cell>
          <table:table-cell table:formula="of:=VLOOKUP([.A7];[$'takeshi-all'.A$2:.F$24];3;0)" office:value-type="float" office:value="4042" calcext:value-type="float">
            <text:p>4042</text:p>
          </table:table-cell>
          <table:table-cell table:formula="of:=VLOOKUP([.$A7];[$'takeshi-all'.$A$2:.$F$24];4;0)" office:value-type="float" office:value="171" calcext:value-type="float">
            <text:p>171</text:p>
          </table:table-cell>
          <table:table-cell table:formula="of:=VLOOKUP([.$A7];[$'takeshi-all'.$A$2:.$F$24];5;0)" office:value-type="float" office:value="2.1375" calcext:value-type="float">
            <text:p>2.1375</text:p>
          </table:table-cell>
          <table:table-cell table:formula="of:=[.E7]-1" office:value-type="percentage" office:value="1.1375" calcext:value-type="percentage">
            <text:p>113.75%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table:formula="of:=VLOOKUP([.A8];[$'takeshi-all'.A$2:.F$24];2;0)" office:value-type="float" office:value="142" calcext:value-type="float">
            <text:p>142</text:p>
          </table:table-cell>
          <table:table-cell table:formula="of:=VLOOKUP([.A8];[$'takeshi-all'.A$2:.F$24];3;0)" office:value-type="float" office:value="9349" calcext:value-type="float">
            <text:p>9349</text:p>
          </table:table-cell>
          <table:table-cell table:formula="of:=VLOOKUP([.$A8];[$'takeshi-all'.$A$2:.$F$24];4;0)" office:value-type="float" office:value="93" calcext:value-type="float">
            <text:p>93</text:p>
          </table:table-cell>
          <table:table-cell table:formula="of:=VLOOKUP([.$A8];[$'takeshi-all'.$A$2:.$F$24];5;0)" office:value-type="float" office:value="1.1625" calcext:value-type="float">
            <text:p>1.1625</text:p>
          </table:table-cell>
          <table:table-cell table:formula="of:=[.E8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table:formula="of:=VLOOKUP([.A9];[$'takeshi-all'.A$2:.F$24];2;0)" office:value-type="float" office:value="184" calcext:value-type="float">
            <text:p>184</text:p>
          </table:table-cell>
          <table:table-cell table:formula="of:=VLOOKUP([.A9];[$'takeshi-all'.A$2:.F$24];3;0)" office:value-type="float" office:value="17857" calcext:value-type="float">
            <text:p>17857</text:p>
          </table:table-cell>
          <table:table-cell table:formula="of:=VLOOKUP([.$A9];[$'takeshi-all'.$A$2:.$F$24];4;0)" office:value-type="float" office:value="82" calcext:value-type="float">
            <text:p>82</text:p>
          </table:table-cell>
          <table:table-cell table:formula="of:=VLOOKUP([.$A9];[$'takeshi-all'.$A$2:.$F$24];5;0)" office:value-type="float" office:value="1.025" calcext:value-type="float">
            <text:p>1.025</text:p>
          </table:table-cell>
          <table:table-cell table:formula="of:=[.E9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table:formula="of:=VLOOKUP([.A10];[$'takeshi-all'.A$2:.F$24];2;0)" office:value-type="float" office:value="204" calcext:value-type="float">
            <text:p>204</text:p>
          </table:table-cell>
          <table:table-cell table:formula="of:=VLOOKUP([.A10];[$'takeshi-all'.A$2:.F$24];3;0)" office:value-type="float" office:value="6932" calcext:value-type="float">
            <text:p>6932</text:p>
          </table:table-cell>
          <table:table-cell table:formula="of:=VLOOKUP([.$A10];[$'takeshi-all'.$A$2:.$F$24];4;0)" office:value-type="float" office:value="93" calcext:value-type="float">
            <text:p>93</text:p>
          </table:table-cell>
          <table:table-cell table:formula="of:=VLOOKUP([.$A10];[$'takeshi-all'.$A$2:.$F$24];5;0)" office:value-type="float" office:value="1.1625" calcext:value-type="float">
            <text:p>1.1625</text:p>
          </table:table-cell>
          <table:table-cell table:formula="of:=[.E10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VLOOKUP([.A11];[$'takeshi-all'.A$2:.F$24];2;0)" office:value-type="float" office:value="218" calcext:value-type="float">
            <text:p>218</text:p>
          </table:table-cell>
          <table:table-cell table:formula="of:=VLOOKUP([.A11];[$'takeshi-all'.A$2:.F$24];3;0)" office:value-type="float" office:value="15110" calcext:value-type="float">
            <text:p>15110</text:p>
          </table:table-cell>
          <table:table-cell table:formula="of:=VLOOKUP([.$A11];[$'takeshi-all'.$A$2:.$F$24];4;0)" office:value-type="float" office:value="95" calcext:value-type="float">
            <text:p>95</text:p>
          </table:table-cell>
          <table:table-cell table:formula="of:=VLOOKUP([.$A11];[$'takeshi-all'.$A$2:.$F$24];5;0)" office:value-type="float" office:value="1.1875" calcext:value-type="float">
            <text:p>1.1875</text:p>
          </table:table-cell>
          <table:table-cell table:formula="of:=[.E11]-1" office:value-type="percentage" office:value="0.1875" calcext:value-type="percentage">
            <text:p>18.75%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table:formula="of:=VLOOKUP([.A12];[$'takeshi-all'.A$2:.F$24];2;0)" office:value-type="float" office:value="235" calcext:value-type="float">
            <text:p>235</text:p>
          </table:table-cell>
          <table:table-cell table:formula="of:=VLOOKUP([.A12];[$'takeshi-all'.A$2:.F$24];3;0)" office:value-type="float" office:value="16954" calcext:value-type="float">
            <text:p>16954</text:p>
          </table:table-cell>
          <table:table-cell table:formula="of:=VLOOKUP([.$A12];[$'takeshi-all'.$A$2:.$F$24];4;0)" office:value-type="float" office:value="93" calcext:value-type="float">
            <text:p>93</text:p>
          </table:table-cell>
          <table:table-cell table:formula="of:=VLOOKUP([.$A12];[$'takeshi-all'.$A$2:.$F$24];5;0)" office:value-type="float" office:value="1.1625" calcext:value-type="float">
            <text:p>1.1625</text:p>
          </table:table-cell>
          <table:table-cell table:formula="of:=[.E12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table:formula="of:=VLOOKUP([.A13];[$'takeshi-all'.A$2:.F$24];2;0)" office:value-type="float" office:value="247" calcext:value-type="float">
            <text:p>247</text:p>
          </table:table-cell>
          <table:table-cell table:formula="of:=VLOOKUP([.A13];[$'takeshi-all'.A$2:.F$24];3;0)" office:value-type="float" office:value="23224" calcext:value-type="float">
            <text:p>23224</text:p>
          </table:table-cell>
          <table:table-cell table:formula="of:=VLOOKUP([.$A13];[$'takeshi-all'.$A$2:.$F$24];4;0)" office:value-type="float" office:value="82" calcext:value-type="float">
            <text:p>82</text:p>
          </table:table-cell>
          <table:table-cell table:formula="of:=VLOOKUP([.$A13];[$'takeshi-all'.$A$2:.$F$24];5;0)" office:value-type="float" office:value="1.025" calcext:value-type="float">
            <text:p>1.025</text:p>
          </table:table-cell>
          <table:table-cell table:formula="of:=[.E13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VLOOKUP([.A14];[$'takeshi-all'.A$2:.F$24];2;0)" office:value-type="float" office:value="250" calcext:value-type="float">
            <text:p>250</text:p>
          </table:table-cell>
          <table:table-cell table:formula="of:=VLOOKUP([.A14];[$'takeshi-all'.A$2:.F$24];3;0)" office:value-type="float" office:value="19150" calcext:value-type="float">
            <text:p>19150</text:p>
          </table:table-cell>
          <table:table-cell table:formula="of:=VLOOKUP([.$A14];[$'takeshi-all'.$A$2:.$F$24];4;0)" office:value-type="float" office:value="90" calcext:value-type="float">
            <text:p>90</text:p>
          </table:table-cell>
          <table:table-cell table:formula="of:=VLOOKUP([.$A14];[$'takeshi-all'.$A$2:.$F$24];5;0)" office:value-type="float" office:value="1.125" calcext:value-type="float">
            <text:p>1.125</text:p>
          </table:table-cell>
          <table:table-cell table:formula="of:=[.E14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formula="of:=VLOOKUP([.A15];[$'takeshi-all'.A$2:.F$24];2;0)" office:value-type="float" office:value="302" calcext:value-type="float">
            <text:p>302</text:p>
          </table:table-cell>
          <table:table-cell table:formula="of:=VLOOKUP([.A15];[$'takeshi-all'.A$2:.F$24];3;0)" office:value-type="float" office:value="19154" calcext:value-type="float">
            <text:p>19154</text:p>
          </table:table-cell>
          <table:table-cell table:formula="of:=VLOOKUP([.$A15];[$'takeshi-all'.$A$2:.$F$24];4;0)" office:value-type="float" office:value="91" calcext:value-type="float">
            <text:p>91</text:p>
          </table:table-cell>
          <table:table-cell table:formula="of:=VLOOKUP([.$A15];[$'takeshi-all'.$A$2:.$F$24];5;0)" office:value-type="float" office:value="1.1375" calcext:value-type="float">
            <text:p>1.1375</text:p>
          </table:table-cell>
          <table:table-cell table:formula="of:=[.E15]-1" office:value-type="percentage" office:value="0.1375" calcext:value-type="percentage">
            <text:p>13.75%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&gt;</text:p>
          </table:table-cell>
        </table:table-row>
      </table:table>
      <table:table table:name="results-ruby" table:style-name="ta1">
        <table:shapes>
          <draw:frame draw:z-index="0" draw:style-name="gr1" draw:text-style-name="P1" svg:width="1044.43pt" svg:height="509.07pt" svg:x="492.15pt" svg:y="18.09pt">
            <draw:object draw:notify-on-update-of-ranges="'results-ruby'.A2:'results-ruby'.A11 'results-ruby'.B2:'results-ruby'.B11 'results-ruby'.A2:'results-ruby'.A11 'results-ruby'.E2:'results-ruby'.E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c (raw)</text:p>
          </table:table-cell>
          <table:table-cell table:style-name="Default" office:value-type="string" calcext:value-type="string">
            <text:p>Loc (%)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VLOOKUP([.A2];[$'takeshi-all'.A$2:.F$24];2;0)" office:value-type="float" office:value="65" calcext:value-type="float">
            <text:p>65</text:p>
          </table:table-cell>
          <table:table-cell table:formula="of:=VLOOKUP([.A2];[$'takeshi-all'.A$2:.F$24];3;0)" office:value-type="float" office:value="7276" calcext:value-type="float">
            <text:p>7276</text:p>
          </table:table-cell>
          <table:table-cell table:formula="of:=VLOOKUP([.$A2];[$'takeshi-all'.$A$2:.$F$24];4;0)" office:value-type="float" office:value="96" calcext:value-type="float">
            <text:p>96</text:p>
          </table:table-cell>
          <table:table-cell table:formula="of:=VLOOKUP([.$A2];[$'takeshi-all'.$A$2:.$F$24];5;0)" office:value-type="float" office:value="1.2" calcext:value-type="float">
            <text:p>1.2</text:p>
          </table:table-cell>
          <table:table-cell table:formula="of:=[.E2]-1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c# (dot net 5 preview)</text:p>
          </table:table-cell>
          <table:table-cell table:formula="of:=VLOOKUP([.A3];[$'takeshi-all'.A$2:.F$24];2;0)" office:value-type="float" office:value="95" calcext:value-type="float">
            <text:p>95</text:p>
          </table:table-cell>
          <table:table-cell table:formula="of:=VLOOKUP([.A3];[$'takeshi-all'.A$2:.F$24];3;0)" office:value-type="float" office:value="8517" calcext:value-type="float">
            <text:p>8517</text:p>
          </table:table-cell>
          <table:table-cell table:formula="of:=VLOOKUP([.$A3];[$'takeshi-all'.$A$2:.$F$24];4;0)" office:value-type="float" office:value="90" calcext:value-type="float">
            <text:p>90</text:p>
          </table:table-cell>
          <table:table-cell table:formula="of:=VLOOKUP([.$A3];[$'takeshi-all'.$A$2:.$F$24];5;0)" office:value-type="float" office:value="1.125" calcext:value-type="float">
            <text:p>1.125</text:p>
          </table:table-cell>
          <table:table-cell table:formula="of:=[.E3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table:formula="of:=VLOOKUP([.A4];[$'takeshi-all'.A$2:.F$24];2;0)" office:value-type="float" office:value="142" calcext:value-type="float">
            <text:p>142</text:p>
          </table:table-cell>
          <table:table-cell table:formula="of:=VLOOKUP([.A4];[$'takeshi-all'.A$2:.F$24];3;0)" office:value-type="float" office:value="9349" calcext:value-type="float">
            <text:p>9349</text:p>
          </table:table-cell>
          <table:table-cell table:formula="of:=VLOOKUP([.$A4];[$'takeshi-all'.$A$2:.$F$24];4;0)" office:value-type="float" office:value="93" calcext:value-type="float">
            <text:p>93</text:p>
          </table:table-cell>
          <table:table-cell table:formula="of:=VLOOKUP([.$A4];[$'takeshi-all'.$A$2:.$F$24];5;0)" office:value-type="float" office:value="1.1625" calcext:value-type="float">
            <text:p>1.1625</text:p>
          </table:table-cell>
          <table:table-cell table:formula="of:=[.E4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truffle python</text:p>
          </table:table-cell>
          <table:table-cell table:formula="of:=VLOOKUP([.A5];[$'takeshi-all'.A$2:.F$24];2;0)" office:value-type="float" office:value="184" calcext:value-type="float">
            <text:p>184</text:p>
          </table:table-cell>
          <table:table-cell table:formula="of:=VLOOKUP([.A5];[$'takeshi-all'.A$2:.F$24];3;0)" office:value-type="float" office:value="17857" calcext:value-type="float">
            <text:p>17857</text:p>
          </table:table-cell>
          <table:table-cell table:formula="of:=VLOOKUP([.$A5];[$'takeshi-all'.$A$2:.$F$24];4;0)" office:value-type="float" office:value="82" calcext:value-type="float">
            <text:p>82</text:p>
          </table:table-cell>
          <table:table-cell table:formula="of:=VLOOKUP([.$A5];[$'takeshi-all'.$A$2:.$F$24];5;0)" office:value-type="float" office:value="1.025" calcext:value-type="float">
            <text:p>1.025</text:p>
          </table:table-cell>
          <table:table-cell table:formula="of:=[.E5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Ruby (truffle)</text:p>
          </table:table-cell>
          <table:table-cell table:formula="of:=VLOOKUP([.A6];[$'takeshi-all'.A$2:.F$24];2;0)" office:value-type="float" office:value="204" calcext:value-type="float">
            <text:p>204</text:p>
          </table:table-cell>
          <table:table-cell table:formula="of:=VLOOKUP([.A6];[$'takeshi-all'.A$2:.F$24];3;0)" office:value-type="float" office:value="6932" calcext:value-type="float">
            <text:p>6932</text:p>
          </table:table-cell>
          <table:table-cell table:formula="of:=VLOOKUP([.$A6];[$'takeshi-all'.$A$2:.$F$24];4;0)" office:value-type="float" office:value="93" calcext:value-type="float">
            <text:p>93</text:p>
          </table:table-cell>
          <table:table-cell table:formula="of:=VLOOKUP([.$A6];[$'takeshi-all'.$A$2:.$F$24];5;0)" office:value-type="float" office:value="1.1625" calcext:value-type="float">
            <text:p>1.1625</text:p>
          </table:table-cell>
          <table:table-cell table:formula="of:=[.E6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VLOOKUP([.A7];[$'takeshi-all'.A$2:.F$24];2;0)" office:value-type="float" office:value="218" calcext:value-type="float">
            <text:p>218</text:p>
          </table:table-cell>
          <table:table-cell table:formula="of:=VLOOKUP([.A7];[$'takeshi-all'.A$2:.F$24];3;0)" office:value-type="float" office:value="15110" calcext:value-type="float">
            <text:p>15110</text:p>
          </table:table-cell>
          <table:table-cell table:formula="of:=VLOOKUP([.$A7];[$'takeshi-all'.$A$2:.$F$24];4;0)" office:value-type="float" office:value="95" calcext:value-type="float">
            <text:p>95</text:p>
          </table:table-cell>
          <table:table-cell table:formula="of:=VLOOKUP([.$A7];[$'takeshi-all'.$A$2:.$F$24];5;0)" office:value-type="float" office:value="1.1875" calcext:value-type="float">
            <text:p>1.1875</text:p>
          </table:table-cell>
          <table:table-cell table:formula="of:=[.E7]-1" office:value-type="percentage" office:value="0.1875" calcext:value-type="percentage">
            <text:p>18.75%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table:formula="of:=VLOOKUP([.A8];[$'takeshi-all'.A$2:.F$24];2;0)" office:value-type="float" office:value="235" calcext:value-type="float">
            <text:p>235</text:p>
          </table:table-cell>
          <table:table-cell table:formula="of:=VLOOKUP([.A8];[$'takeshi-all'.A$2:.F$24];3;0)" office:value-type="float" office:value="16954" calcext:value-type="float">
            <text:p>16954</text:p>
          </table:table-cell>
          <table:table-cell table:formula="of:=VLOOKUP([.$A8];[$'takeshi-all'.$A$2:.$F$24];4;0)" office:value-type="float" office:value="93" calcext:value-type="float">
            <text:p>93</text:p>
          </table:table-cell>
          <table:table-cell table:formula="of:=VLOOKUP([.$A8];[$'takeshi-all'.$A$2:.$F$24];5;0)" office:value-type="float" office:value="1.1625" calcext:value-type="float">
            <text:p>1.1625</text:p>
          </table:table-cell>
          <table:table-cell table:formula="of:=[.E8]-1" office:value-type="percentage" office:value="0.1625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table:formula="of:=VLOOKUP([.A9];[$'takeshi-all'.A$2:.F$24];2;0)" office:value-type="float" office:value="247" calcext:value-type="float">
            <text:p>247</text:p>
          </table:table-cell>
          <table:table-cell table:formula="of:=VLOOKUP([.A9];[$'takeshi-all'.A$2:.F$24];3;0)" office:value-type="float" office:value="23224" calcext:value-type="float">
            <text:p>23224</text:p>
          </table:table-cell>
          <table:table-cell table:formula="of:=VLOOKUP([.$A9];[$'takeshi-all'.$A$2:.$F$24];4;0)" office:value-type="float" office:value="82" calcext:value-type="float">
            <text:p>82</text:p>
          </table:table-cell>
          <table:table-cell table:formula="of:=VLOOKUP([.$A9];[$'takeshi-all'.$A$2:.$F$24];5;0)" office:value-type="float" office:value="1.025" calcext:value-type="float">
            <text:p>1.025</text:p>
          </table:table-cell>
          <table:table-cell table:formula="of:=[.E9]-1" office:value-type="percentage" office:value="0.0249999999999999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VLOOKUP([.A10];[$'takeshi-all'.A$2:.F$24];2;0)" office:value-type="float" office:value="250" calcext:value-type="float">
            <text:p>250</text:p>
          </table:table-cell>
          <table:table-cell table:formula="of:=VLOOKUP([.A10];[$'takeshi-all'.A$2:.F$24];3;0)" office:value-type="float" office:value="19150" calcext:value-type="float">
            <text:p>19150</text:p>
          </table:table-cell>
          <table:table-cell table:formula="of:=VLOOKUP([.$A10];[$'takeshi-all'.$A$2:.$F$24];4;0)" office:value-type="float" office:value="90" calcext:value-type="float">
            <text:p>90</text:p>
          </table:table-cell>
          <table:table-cell table:formula="of:=VLOOKUP([.$A10];[$'takeshi-all'.$A$2:.$F$24];5;0)" office:value-type="float" office:value="1.125" calcext:value-type="float">
            <text:p>1.125</text:p>
          </table:table-cell>
          <table:table-cell table:formula="of:=[.E10]-1"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formula="of:=VLOOKUP([.A11];[$'takeshi-all'.A$2:.F$24];2;0)" office:value-type="float" office:value="302" calcext:value-type="float">
            <text:p>302</text:p>
          </table:table-cell>
          <table:table-cell table:formula="of:=VLOOKUP([.A11];[$'takeshi-all'.A$2:.F$24];3;0)" office:value-type="float" office:value="19154" calcext:value-type="float">
            <text:p>19154</text:p>
          </table:table-cell>
          <table:table-cell table:formula="of:=VLOOKUP([.$A11];[$'takeshi-all'.$A$2:.$F$24];4;0)" office:value-type="float" office:value="91" calcext:value-type="float">
            <text:p>91</text:p>
          </table:table-cell>
          <table:table-cell table:formula="of:=VLOOKUP([.$A11];[$'takeshi-all'.$A$2:.$F$24];5;0)" office:value-type="float" office:value="1.1375" calcext:value-type="float">
            <text:p>1.1375</text:p>
          </table:table-cell>
          <table:table-cell table:formula="of:=[.E11]-1" office:value-type="percentage" office:value="0.1375" calcext:value-type="percentage">
            <text:p>13.75%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&gt;</text:p>
          </table:table-cell>
        </table:table-row>
      </table:table>
      <table:named-expressions/>
      <table:database-ranges>
        <table:database-range table:name="__Anonymous_Sheet_DB__1" table:target-range-address="enhanced_comparison.E1:enhanced_comparison.G24">
          <table:sort>
            <table:sort-by table:field-number="2" table:data-type="automatic"/>
          </table:sort>
        </table:database-range>
        <table:database-range table:name="__Anonymous_Sheet_DB__4" table:target-range-address="'takeshi-all'.A1:'takeshi-all'.F24">
          <table:sort>
            <table:sort-by table:field-number="2" table:data-type="automatic"/>
          </table:sort>
        </table:database-range>
        <table:database-range table:name="__Anonymous_Sheet_DB__5" table:target-range-address="'results-ref'.A1:'results-ref'.F24">
          <table:sort>
            <table:sort-by table:field-number="1" table:data-type="automatic"/>
          </table:sort>
        </table:database-range>
        <table:database-range table:name="__Anonymous_Sheet_DB__6" table:target-range-address="'results-c#'.A1:'results-c#'.E14">
          <table:sort>
            <table:sort-by table:field-number="1" table:data-type="automatic"/>
          </table:sort>
        </table:database-range>
        <table:database-range table:name="__Anonymous_Sheet_DB__7" table:target-range-address="'results-ts'.A1:'results-ts'.F15">
          <table:sort>
            <table:sort-by table:field-number="1" table:data-type="automatic"/>
          </table:sort>
        </table:database-range>
        <table:database-range table:name="__Anonymous_Sheet_DB__8" table:target-range-address="'results-ruby'.A1:'results-ruby'.F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5:29:07.464189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20-06-30T17:34:07.781077125</dc:date>
    <meta:editing-duration>PT20H17M35S</meta:editing-duration>
    <meta:editing-cycles>22</meta:editing-cycles>
    <meta:generator>LibreOffice/6.0.7.3$Linux_X86_64 LibreOffice_project/00m0$Build-3</meta:generator>
    <meta:document-statistic meta:table-count="9" meta:cell-count="8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3" chart:maximum="3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0.9" chart:maximum="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clean.A2:clean.B18 clean.E2:clean.E18" chart:data-source-has-labels="both" svg:x="2.405cm" svg:y="0.359cm" svg:width="33.705cm" svg:height="15.603cm">
          <chartooo:coordinate-region svg:x="2.498cm" svg:y="0.359cm" svg:width="33.612cm" svg:height="14.956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clean.A2:clean.A18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clean.E2:clean.E18" chart:label-cell-address="clean.A2:clean.A18" chart:class="chart:scatter">
            <chart:domain table:cell-range-address="clean.B2:clean.B18"/>
            <chart:data-point chart:repeated="4"/>
            <chart:data-point chart:style-name="ch10"/>
            <chart:data-point chart:repeated="11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ava (fast) c++ java (graph) crystal c# (linq) go Ruby (truffle) Typescript rust c# (dot net 5 preview) jruby (jdk8) scala elixir truffle python haskell erlang python2</text:p>
                <text:list>
                  <text:list-item>
                    <text:p>java (fast)</text:p>
                  </text:list-item>
                  <text:list-item>
                    <text:p>c++</text:p>
                  </text:list-item>
                  <text:list-item>
                    <text:p>java (graph)</text:p>
                  </text:list-item>
                  <text:list-item>
                    <text:p>crystal</text:p>
                  </text:list-item>
                  <text:list-item>
                    <text:p>c# (linq)</text:p>
                  </text:list-item>
                  <text:list-item>
                    <text:p>go</text:p>
                  </text:list-item>
                  <text:list-item>
                    <text:p>Ruby (truffle)</text:p>
                  </text:list-item>
                  <text:list-item>
                    <text:p>Typescript</text:p>
                  </text:list-item>
                  <text:list-item>
                    <text:p>rust</text:p>
                  </text:list-item>
                  <text:list-item>
                    <text:p>c# (dot net 5 preview)</text:p>
                  </text:list-item>
                  <text:list-item>
                    <text:p>jruby (jdk8)</text:p>
                  </text:list-item>
                  <text:list-item>
                    <text:p>scala</text:p>
                  </text:list-item>
                  <text:list-item>
                    <text:p>elixir</text:p>
                  </text:list-item>
                  <text:list-item>
                    <text:p>truffle python</text:p>
                  </text:list-item>
                  <text:list-item>
                    <text:p>haskell</text:p>
                  </text:list-item>
                  <text:list-item>
                    <text:p>erlang</text:p>
                  </text:list-item>
                  <text:list-item>
                    <text:p>python2</text:p>
                  </text:list-item>
                </text:list>
                <draw:g>
                  <svg:desc>clean.A2:clean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 (fast)</text:p>
                <draw:g>
                  <svg:desc>clean.A2:clean.A18</svg:desc>
                </draw:g>
              </table:table-cell>
              <table:table-cell office:value-type="float" office:value="4">
                <text:p>4</text:p>
                <draw:g>
                  <svg:desc>clean.B2:clean.B18</svg:desc>
                </draw:g>
              </table:table-cell>
              <table:table-cell office:value-type="float" office:value="1.7">
                <text:p>1.7</text:p>
                <draw:g>
                  <svg:desc>clean.E2:clean.E18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4">
                <text:p>4</text:p>
              </table:table-cell>
              <table:table-cell office:value-type="float" office:value="1.8625">
                <text:p>1.8625</text:p>
              </table:table-cell>
            </table:table-row>
            <table:table-row>
              <table:table-cell office:value-type="string">
                <text:p>java (graph)</text:p>
              </table:table-cell>
              <table:table-cell office:value-type="float" office:value="15">
                <text:p>1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34">
                <text:p>34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string">
                <text:p>c# (linq)</text:p>
              </table:table-cell>
              <table:table-cell office:value-type="float" office:value="40">
                <text:p>40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">
                <text:p>50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Ruby (truffle)</text:p>
              </table:table-cell>
              <table:table-cell office:value-type="float" office:value="204">
                <text:p>20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75">
                <text:p>7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142">
                <text:p>142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18">
                <text:p>218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truffle python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02">
                <text:p>302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fals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78cm" svg:height="13.388cm" xlink:href=".." xlink:type="simple" chart:class="chart:scatter" chart:style-name="ch1">
        <chart:plot-area chart:style-name="ch2" table:cell-range-address="expected.A3:expected.C10" chart:data-source-has-labels="column" svg:x="2.312cm" svg:y="0.267cm" svg:width="29.223cm" svg:height="11.215cm">
          <chartooo:coordinate-region svg:x="2.312cm" svg:y="0.267cm" svg:width="29.223cm" svg:height="11.215cm"/>
          <chart:axis chart:dimension="x" chart:name="primary-x" chart:style-name="ch3" chartooo:axis-type="auto">
            <chart:title svg:x="13.608cm" svg:y="11.749cm" chart:style-name="ch4">
              <text:p>Execution time (ms)</text:p>
            </chart:title>
            <chart:categories table:cell-range-address="expected.A3:expected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163cm" chart:style-name="ch8">
              <text:p>SLoC as per Github</text:p>
            </chart:title>
            <chart:grid chart:style-name="ch5" chart:class="major"/>
            <chart:grid chart:style-name="ch6" chart:class="minor"/>
          </chart:axis>
          <chart:series chart:style-name="ch9" chart:values-cell-range-address="expected.C3:expected.C10" chart:class="chart:scatter">
            <chart:domain table:cell-range-address="expected.B3:expected.B10"/>
            <chart:data-point chart:repeated="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expected.A3:expected.A10</svg:desc>
                </draw:g>
              </table:table-cell>
              <table:table-cell office:value-type="float" office:value="100">
                <text:p>100</text:p>
                <draw:g>
                  <svg:desc>expected.B3:expected.B10</svg:desc>
                </draw:g>
              </table:table-cell>
              <table:table-cell office:value-type="float" office:value="50">
                <text:p>50</text:p>
                <draw:g>
                  <svg:desc>expected.C3:expected.C10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aximum="3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0.9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'results-ts'.A2:'results-ts'.B15 'results-ts'.E2:'results-ts'.E15" chart:data-source-has-labels="both" svg:x="2.405cm" svg:y="0.359cm" svg:width="33.705cm" svg:height="15.603cm">
          <chartooo:coordinate-region svg:x="2.59cm" svg:y="0.359cm" svg:width="33.239cm" svg:height="14.956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'results-ts'.A2:'results-ts'.A15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'results-ts'.E2:'results-ts'.E15" chart:label-cell-address="'results-ts'.A2:'results-ts'.A15" chart:class="chart:scatter">
            <chart:domain table:cell-range-address="'results-ts'.B2:'results-ts'.B15"/>
            <chart:data-point chart:repeated="4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o Typescript java (jdk8) rust c# (dot net 5 preview) java (stream) jruby (jdk8) truffle python Ruby (truffle) elixir cruby python2 haskell erlang</text:p>
                <text:list>
                  <text:list-item>
                    <text:p>go</text:p>
                  </text:list-item>
                  <text:list-item>
                    <text:p>Typescript</text:p>
                  </text:list-item>
                  <text:list-item>
                    <text:p>java (jdk8)</text:p>
                  </text:list-item>
                  <text:list-item>
                    <text:p>rust</text:p>
                  </text:list-item>
                  <text:list-item>
                    <text:p>c# (dot net 5 preview)</text:p>
                  </text:list-item>
                  <text:list-item>
                    <text:p>java (stream)</text:p>
                  </text:list-item>
                  <text:list-item>
                    <text:p>jruby (jdk8)</text:p>
                  </text:list-item>
                  <text:list-item>
                    <text:p>truffle python</text:p>
                  </text:list-item>
                  <text:list-item>
                    <text:p>Ruby (truffle)</text:p>
                  </text:list-item>
                  <text:list-item>
                    <text:p>elixir</text:p>
                  </text:list-item>
                  <text:list-item>
                    <text:p>cruby</text:p>
                  </text:list-item>
                  <text:list-item>
                    <text:p>python2</text:p>
                  </text:list-item>
                  <text:list-item>
                    <text:p>haskell</text:p>
                  </text:list-item>
                  <text:list-item>
                    <text:p>erlang</text:p>
                  </text:list-item>
                </text:list>
                <draw:g>
                  <svg:desc>'results-ts'.A2:'results-ts'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lts-ts'.A2:'results-ts'.A15</svg:desc>
                </draw:g>
              </table:table-cell>
              <table:table-cell office:value-type="float" office:value="50">
                <text:p>50</text:p>
                <draw:g>
                  <svg:desc>'results-ts'.B2:'results-ts'.B15</svg:desc>
                </draw:g>
              </table:table-cell>
              <table:table-cell office:value-type="float" office:value="1.1625">
                <text:p>1.1625</text:p>
                <draw:g>
                  <svg:desc>'results-ts'.E2:'results-ts'.E15</svg:desc>
                </draw:g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java (jdk8)</text:p>
              </table:table-cell>
              <table:table-cell office:value-type="float" office:value="65">
                <text:p>6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75">
                <text:p>7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ava (stream)</text:p>
              </table:table-cell>
              <table:table-cell office:value-type="float" office:value="106">
                <text:p>106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142">
                <text:p>142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ruffle python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Ruby (truffle)</text:p>
              </table:table-cell>
              <table:table-cell office:value-type="float" office:value="204">
                <text:p>20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18">
                <text:p>218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cruby</text:p>
              </table:table-cell>
              <table:table-cell office:value-type="float" office:value="235">
                <text:p>235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02">
                <text:p>302</text:p>
              </table:table-cell>
              <table:table-cell office:value-type="float" office:value="1.1375">
                <text:p>1.1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3" chart:maximum="3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false" chart:logarithmic="false" chart:minimum="0.9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'takeshi-all'.A2:'takeshi-all'.B24 'takeshi-all'.E2:'takeshi-all'.E24" chart:data-source-has-labels="column" svg:x="2.405cm" svg:y="0.359cm" svg:width="33.705cm" svg:height="15.603cm">
          <chartooo:coordinate-region svg:x="2.498cm" svg:y="0.359cm" svg:width="33.612cm" svg:height="14.956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'takeshi-all'.A2:'takeshi-all'.A24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'takeshi-all'.E2:'takeshi-all'.E24" chart:class="chart:scatter">
            <chart:domain table:cell-range-address="'takeshi-all'.B2:'takeshi-all'.B24"/>
            <chart:data-point chart:repeated="4"/>
            <chart:data-point chart:style-name="ch10"/>
            <chart:data-point chart:repeated="11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java (fast)</text:p>
                <draw:g>
                  <svg:desc>'takeshi-all'.A2:'takeshi-all'.A24</svg:desc>
                </draw:g>
              </table:table-cell>
              <table:table-cell office:value-type="float" office:value="4">
                <text:p>4</text:p>
                <draw:g>
                  <svg:desc>'takeshi-all'.B2:'takeshi-all'.B24</svg:desc>
                </draw:g>
              </table:table-cell>
              <table:table-cell office:value-type="float" office:value="1.7">
                <text:p>1.7</text:p>
                <draw:g>
                  <svg:desc>'takeshi-all'.E2:'takeshi-all'.E24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4">
                <text:p>4</text:p>
              </table:table-cell>
              <table:table-cell office:value-type="float" office:value="1.8625">
                <text:p>1.8625</text:p>
              </table:table-cell>
            </table:table-row>
            <table:table-row>
              <table:table-cell office:value-type="string">
                <text:p>java (enum)</text:p>
              </table:table-cell>
              <table:table-cell office:value-type="float" office:value="11">
                <text:p>11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java (graph)</text:p>
              </table:table-cell>
              <table:table-cell office:value-type="float" office:value="15">
                <text:p>1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java (set)</text:p>
              </table:table-cell>
              <table:table-cell office:value-type="float" office:value="20">
                <text:p>20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34">
                <text:p>34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string">
                <text:p>c# (set)</text:p>
              </table:table-cell>
              <table:table-cell office:value-type="float" office:value="36">
                <text:p>36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c# (linq)</text:p>
              </table:table-cell>
              <table:table-cell office:value-type="float" office:value="40">
                <text:p>40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">
                <text:p>50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java (stream)</text:p>
              </table:table-cell>
              <table:table-cell office:value-type="float" office:value="106">
                <text:p>106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Ruby (truffle)</text:p>
              </table:table-cell>
              <table:table-cell office:value-type="float" office:value="204">
                <text:p>20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75">
                <text:p>7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java (jdk8)</text:p>
              </table:table-cell>
              <table:table-cell office:value-type="float" office:value="65">
                <text:p>6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142">
                <text:p>142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18">
                <text:p>218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cruby</text:p>
              </table:table-cell>
              <table:table-cell office:value-type="float" office:value="235">
                <text:p>235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ruffle python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02">
                <text:p>302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3" chart:maximum="3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false" chart:logarithmic="false" chart:minimum="0.9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clean.A2:clean.B24 clean.E2:clean.E24" chart:data-source-has-labels="both" svg:x="2.405cm" svg:y="0.359cm" svg:width="33.705cm" svg:height="15.603cm">
          <chartooo:coordinate-region svg:x="2.498cm" svg:y="0.359cm" svg:width="33.612cm" svg:height="14.956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clean.A2:clean.A24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clean.E2:clean.E24" chart:label-cell-address="clean.A2:clean.A24" chart:class="chart:scatter">
            <chart:domain table:cell-range-address="clean.B2:clean.B24"/>
            <chart:data-point chart:repeated="4"/>
            <chart:data-point chart:style-name="ch10"/>
            <chart:data-point chart:repeated="11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ava (fast) c++ java (enum) java (graph) java (set) crystal c# (set) c# (linq) go java (stream) Ruby (truffle) Typescript rust java (jdk8) c# (dot net 5 preview) jruby (jdk8) scala elixir cruby truffle python haskell erlang python2</text:p>
                <text:list>
                  <text:list-item>
                    <text:p>java (fast)</text:p>
                  </text:list-item>
                  <text:list-item>
                    <text:p>c++</text:p>
                  </text:list-item>
                  <text:list-item>
                    <text:p>java (enum)</text:p>
                  </text:list-item>
                  <text:list-item>
                    <text:p>java (graph)</text:p>
                  </text:list-item>
                  <text:list-item>
                    <text:p>java (set)</text:p>
                  </text:list-item>
                  <text:list-item>
                    <text:p>crystal</text:p>
                  </text:list-item>
                  <text:list-item>
                    <text:p>c# (set)</text:p>
                  </text:list-item>
                  <text:list-item>
                    <text:p>c# (linq)</text:p>
                  </text:list-item>
                  <text:list-item>
                    <text:p>go</text:p>
                  </text:list-item>
                  <text:list-item>
                    <text:p>java (stream)</text:p>
                  </text:list-item>
                  <text:list-item>
                    <text:p>Ruby (truffle)</text:p>
                  </text:list-item>
                  <text:list-item>
                    <text:p>Typescript</text:p>
                  </text:list-item>
                  <text:list-item>
                    <text:p>rust</text:p>
                  </text:list-item>
                  <text:list-item>
                    <text:p>java (jdk8)</text:p>
                  </text:list-item>
                  <text:list-item>
                    <text:p>c# (dot net 5 preview)</text:p>
                  </text:list-item>
                  <text:list-item>
                    <text:p>jruby (jdk8)</text:p>
                  </text:list-item>
                  <text:list-item>
                    <text:p>scala</text:p>
                  </text:list-item>
                  <text:list-item>
                    <text:p>elixir</text:p>
                  </text:list-item>
                  <text:list-item>
                    <text:p>cruby</text:p>
                  </text:list-item>
                  <text:list-item>
                    <text:p>truffle python</text:p>
                  </text:list-item>
                  <text:list-item>
                    <text:p>haskell</text:p>
                  </text:list-item>
                  <text:list-item>
                    <text:p>erlang</text:p>
                  </text:list-item>
                  <text:list-item>
                    <text:p>python2</text:p>
                  </text:list-item>
                </text:list>
                <draw:g>
                  <svg:desc>clean.A2:clean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 (fast)</text:p>
                <draw:g>
                  <svg:desc>clean.A2:clean.A24</svg:desc>
                </draw:g>
              </table:table-cell>
              <table:table-cell office:value-type="float" office:value="4">
                <text:p>4</text:p>
                <draw:g>
                  <svg:desc>clean.B2:clean.B24</svg:desc>
                </draw:g>
              </table:table-cell>
              <table:table-cell office:value-type="float" office:value="1.7">
                <text:p>1.7</text:p>
                <draw:g>
                  <svg:desc>clean.E2:clean.E24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4">
                <text:p>4</text:p>
              </table:table-cell>
              <table:table-cell office:value-type="float" office:value="1.8625">
                <text:p>1.8625</text:p>
              </table:table-cell>
            </table:table-row>
            <table:table-row>
              <table:table-cell office:value-type="string">
                <text:p>java (enum)</text:p>
              </table:table-cell>
              <table:table-cell office:value-type="float" office:value="11">
                <text:p>11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java (graph)</text:p>
              </table:table-cell>
              <table:table-cell office:value-type="float" office:value="15">
                <text:p>1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java (set)</text:p>
              </table:table-cell>
              <table:table-cell office:value-type="float" office:value="20">
                <text:p>20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34">
                <text:p>34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string">
                <text:p>c# (set)</text:p>
              </table:table-cell>
              <table:table-cell office:value-type="float" office:value="36">
                <text:p>36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c# (linq)</text:p>
              </table:table-cell>
              <table:table-cell office:value-type="float" office:value="40">
                <text:p>40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">
                <text:p>50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java (stream)</text:p>
              </table:table-cell>
              <table:table-cell office:value-type="float" office:value="106">
                <text:p>106</text:p>
              </table:table-cell>
              <table:table-cell office:value-type="float" office:value="2.1375">
                <text:p>2.1375</text:p>
              </table:table-cell>
            </table:table-row>
            <table:table-row>
              <table:table-cell office:value-type="string">
                <text:p>Ruby (truffle)</text:p>
              </table:table-cell>
              <table:table-cell office:value-type="float" office:value="204">
                <text:p>20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75">
                <text:p>7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java (jdk8)</text:p>
              </table:table-cell>
              <table:table-cell office:value-type="float" office:value="65">
                <text:p>6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142">
                <text:p>142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18">
                <text:p>218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cruby</text:p>
              </table:table-cell>
              <table:table-cell office:value-type="float" office:value="235">
                <text:p>235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ruffle python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02">
                <text:p>302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3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0.9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'results-c#'.A2:'results-c#'.B14 'results-c#'.E2:'results-c#'.E14" chart:data-source-has-labels="both" svg:x="2.405cm" svg:y="0.359cm" svg:width="33.705cm" svg:height="15.603cm">
          <chartooo:coordinate-region svg:x="2.498cm" svg:y="0.359cm" svg:width="33.612cm" svg:height="14.956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'results-c#'.A2:'results-c#'.A14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'results-c#'.E2:'results-c#'.E14" chart:label-cell-address="'results-c#'.A2:'results-c#'.A14" chart:class="chart:scatter">
            <chart:domain table:cell-range-address="'results-c#'.B2:'results-c#'.B14"/>
            <chart:data-point chart:repeated="4"/>
            <chart:data-point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ava (fast) c++ java (graph) scala java (set) crystal c# (set) c# (linq) go Typescript java (jdk8) c# (dot net 5 preview) java (stream)</text:p>
                <text:list>
                  <text:list-item>
                    <text:p>java (fast)</text:p>
                  </text:list-item>
                  <text:list-item>
                    <text:p>c++</text:p>
                  </text:list-item>
                  <text:list-item>
                    <text:p>java (graph)</text:p>
                  </text:list-item>
                  <text:list-item>
                    <text:p>scala</text:p>
                  </text:list-item>
                  <text:list-item>
                    <text:p>java (set)</text:p>
                  </text:list-item>
                  <text:list-item>
                    <text:p>crystal</text:p>
                  </text:list-item>
                  <text:list-item>
                    <text:p>c# (set)</text:p>
                  </text:list-item>
                  <text:list-item>
                    <text:p>c# (linq)</text:p>
                  </text:list-item>
                  <text:list-item>
                    <text:p>go</text:p>
                  </text:list-item>
                  <text:list-item>
                    <text:p>Typescript</text:p>
                  </text:list-item>
                  <text:list-item>
                    <text:p>java (jdk8)</text:p>
                  </text:list-item>
                  <text:list-item>
                    <text:p>c# (dot net 5 preview)</text:p>
                  </text:list-item>
                  <text:list-item>
                    <text:p>java (stream)</text:p>
                  </text:list-item>
                </text:list>
                <draw:g>
                  <svg:desc>'results-c#'.A2:'results-c#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 (fast)</text:p>
                <draw:g>
                  <svg:desc>'results-c#'.A2:'results-c#'.A14</svg:desc>
                </draw:g>
              </table:table-cell>
              <table:table-cell office:value-type="float" office:value="4">
                <text:p>4</text:p>
                <draw:g>
                  <svg:desc>'results-c#'.B2:'results-c#'.B14</svg:desc>
                </draw:g>
              </table:table-cell>
              <table:table-cell office:value-type="float" office:value="1.7">
                <text:p>1.7</text:p>
                <draw:g>
                  <svg:desc>'results-c#'.E2:'results-c#'.E14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4">
                <text:p>4</text:p>
              </table:table-cell>
              <table:table-cell office:value-type="float" office:value="1.8625">
                <text:p>1.8625</text:p>
              </table:table-cell>
            </table:table-row>
            <table:table-row>
              <table:table-cell office:value-type="string">
                <text:p>java (graph)</text:p>
              </table:table-cell>
              <table:table-cell office:value-type="float" office:value="15">
                <text:p>1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va (set)</text:p>
              </table:table-cell>
              <table:table-cell office:value-type="float" office:value="20">
                <text:p>20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34">
                <text:p>34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string">
                <text:p>c# (set)</text:p>
              </table:table-cell>
              <table:table-cell office:value-type="float" office:value="36">
                <text:p>36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c# (linq)</text:p>
              </table:table-cell>
              <table:table-cell office:value-type="float" office:value="40">
                <text:p>40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">
                <text:p>50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5">
                <text:p>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java (jdk8)</text:p>
              </table:table-cell>
              <table:table-cell office:value-type="float" office:value="65">
                <text:p>6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ava (stream)</text:p>
              </table:table-cell>
              <table:table-cell office:value-type="float" office:value="106">
                <text:p>106</text:p>
              </table:table-cell>
              <table:table-cell office:value-type="float" office:value="2.1375">
                <text:p>2.1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3" chart:maximum="3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0.9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46cm" svg:height="17.96cm" xlink:href=".." xlink:type="simple" chart:class="chart:scatter" chart:style-name="ch1">
        <chart:plot-area chart:style-name="ch2" table:cell-range-address="'results-ruby'.A2:'results-ruby'.B11 'results-ruby'.E2:'results-ruby'.E11" chart:data-source-has-labels="both" svg:x="2.405cm" svg:y="0.359cm" svg:width="33.705cm" svg:height="15.603cm">
          <chartooo:coordinate-region svg:x="2.498cm" svg:y="0.359cm" svg:width="33.612cm" svg:height="14.957cm"/>
          <chart:axis chart:dimension="x" chart:name="primary-x" chart:style-name="ch3" chartooo:axis-type="auto">
            <chart:title svg:x="15.836cm" svg:y="16.321cm" chart:style-name="ch4">
              <text:p>Execution Time (ms)</text:p>
            </chart:title>
            <chart:categories table:cell-range-address="'results-ruby'.A2:'results-ruby'.A11"/>
            <chart:grid chart:style-name="ch5" chart:class="major"/>
          </chart:axis>
          <chart:axis chart:dimension="y" chart:name="primary-y" chart:style-name="ch6">
            <chart:title svg:x="0.451cm" svg:y="11.132cm" chart:style-name="ch7">
              <text:p>LoC (% of lowest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'results-ruby'.E2:'results-ruby'.E11" chart:label-cell-address="'results-ruby'.A2:'results-ruby'.A11" chart:class="chart:scatter">
            <chart:domain table:cell-range-address="'results-ruby'.B2:'results-ruby'.B11"/>
            <chart:data-point chart:repeated="4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ypescript c# (dot net 5 preview) jruby (jdk8) truffle python Ruby (truffle) elixir cruby python2 haskell erlang</text:p>
                <text:list>
                  <text:list-item>
                    <text:p>Typescript</text:p>
                  </text:list-item>
                  <text:list-item>
                    <text:p>c# (dot net 5 preview)</text:p>
                  </text:list-item>
                  <text:list-item>
                    <text:p>jruby (jdk8)</text:p>
                  </text:list-item>
                  <text:list-item>
                    <text:p>truffle python</text:p>
                  </text:list-item>
                  <text:list-item>
                    <text:p>Ruby (truffle)</text:p>
                  </text:list-item>
                  <text:list-item>
                    <text:p>elixir</text:p>
                  </text:list-item>
                  <text:list-item>
                    <text:p>cruby</text:p>
                  </text:list-item>
                  <text:list-item>
                    <text:p>python2</text:p>
                  </text:list-item>
                  <text:list-item>
                    <text:p>haskell</text:p>
                  </text:list-item>
                  <text:list-item>
                    <text:p>erlang</text:p>
                  </text:list-item>
                </text:list>
                <draw:g>
                  <svg:desc>'results-ruby'.A2:'results-ruby'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ypescript</text:p>
                <draw:g>
                  <svg:desc>'results-ruby'.A2:'results-ruby'.A11</svg:desc>
                </draw:g>
              </table:table-cell>
              <table:table-cell office:value-type="float" office:value="65">
                <text:p>65</text:p>
                <draw:g>
                  <svg:desc>'results-ruby'.B2:'results-ruby'.B11</svg:desc>
                </draw:g>
              </table:table-cell>
              <table:table-cell office:value-type="float" office:value="1.2">
                <text:p>1.2</text:p>
                <draw:g>
                  <svg:desc>'results-ruby'.E2:'results-ruby'.E11</svg:desc>
                </draw:g>
              </table:table-cell>
            </table:table-row>
            <table:table-row>
              <table:table-cell office:value-type="string">
                <text:p>c# (dot net 5 preview)</text:p>
              </table:table-cell>
              <table:table-cell office:value-type="float" office:value="95">
                <text:p>9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142">
                <text:p>142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truffle python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Ruby (truffle)</text:p>
              </table:table-cell>
              <table:table-cell office:value-type="float" office:value="204">
                <text:p>20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18">
                <text:p>218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cruby</text:p>
              </table:table-cell>
              <table:table-cell office:value-type="float" office:value="235">
                <text:p>235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02">
                <text:p>302</text:p>
              </table:table-cell>
              <table:table-cell office:value-type="float" office:value="1.1375">
                <text:p>1.1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